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2" svg:font-family="'Lohit Hindi'"/>
    <style:font-face style:name="Arial1" svg:font-family="Arial" style:font-family-generic="roman"/>
    <style:font-face style:name="Arial Unicode MS" svg:font-family="'Arial Unicode MS'" style:font-family-generic="roman"/>
    <style:font-face style:name="Courier" svg:font-family="Courier" style:font-family-generic="roman"/>
    <style:font-face style:name="Lohit Hindi" svg:font-family="'Lohit Hindi'" style:font-family-generic="roman"/>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style:font-face style:name="Tahoma" svg:font-family="Tahoma" style:font-family-generic="system" style:font-pitch="variable"/>
  </office:font-face-decls>
  <office:automatic-styles>
    <style:style style:name="P1" style:family="paragraph" style:parent-style-name="Default">
      <style:paragraph-properties fo:text-align="center" style:justify-single-word="false"/>
      <style:text-properties style:font-name="Arial1"/>
    </style:style>
    <style:style style:name="P2" style:family="paragraph" style:parent-style-name="Default">
      <style:text-properties style:font-name="Arial1" fo:font-size="10pt" fo:font-style="italic" officeooo:paragraph-rsid="0016fa1b" style:font-size-asian="10pt" style:font-style-asian="italic"/>
    </style:style>
    <style:style style:name="P3" style:family="paragraph" style:parent-style-name="Default">
      <style:text-properties style:font-name="Arial1" fo:font-size="10pt" fo:font-style="italic" officeooo:paragraph-rsid="001899d7" style:font-size-asian="10pt" style:font-style-asian="italic"/>
    </style:style>
    <style:style style:name="P4" style:family="paragraph" style:parent-style-name="Default">
      <style:text-properties style:font-name="Arial1" fo:font-size="10pt" fo:font-style="italic" officeooo:paragraph-rsid="001b23e3" style:font-size-asian="10pt" style:font-style-asian="italic"/>
    </style:style>
    <style:style style:name="P5" style:family="paragraph" style:parent-style-name="Default">
      <style:text-properties style:font-name="Arial1" fo:font-size="10pt" fo:font-style="italic" officeooo:paragraph-rsid="001e5c8a" style:font-size-asian="10pt" style:font-style-asian="italic"/>
    </style:style>
    <style:style style:name="P6" style:family="paragraph" style:parent-style-name="Default">
      <style:text-properties style:font-name="Arial1" fo:font-size="10pt" fo:font-style="italic" officeooo:paragraph-rsid="00222528" style:font-size-asian="10pt" style:font-style-asian="italic"/>
    </style:style>
    <style:style style:name="P7" style:family="paragraph" style:parent-style-name="Default">
      <style:paragraph-properties fo:text-align="center" style:justify-single-word="false"/>
    </style:style>
    <style:style style:name="P8" style:family="paragraph" style:parent-style-name="Default">
      <style:text-properties style:font-name="Arial" fo:font-size="12pt" style:font-size-asian="12pt"/>
    </style:style>
    <style:style style:name="P9" style:family="paragraph" style:parent-style-name="Default">
      <style:text-properties style:font-name="Arial" fo:font-style="normal" officeooo:rsid="0016fa1b" officeooo:paragraph-rsid="0016fa1b" style:font-style-asian="normal" style:font-style-complex="normal"/>
    </style:style>
    <style:style style:name="P10" style:family="paragraph" style:parent-style-name="Default">
      <style:text-properties style:text-outline="false" style:text-line-through-style="none" style:text-line-through-type="none" style:font-name="Arial" fo:font-size="12pt" fo:font-style="normal" fo:text-shadow="none" style:text-underline-style="none" fo:font-weight="normal" officeooo:rsid="0016fa1b" officeooo:paragraph-rsid="0016fa1b" style:letter-kerning="true" style:font-name-asian="Tahoma" style:font-size-asian="12pt" style:font-style-asian="normal" style:font-weight-asian="normal" style:font-name-complex="Arial2" style:font-size-complex="12pt" style:text-emphasize="none"/>
    </style:style>
    <style:style style:name="P11" style:family="paragraph" style:parent-style-name="Default">
      <style:text-properties style:text-outline="false" style:text-line-through-style="none" style:text-line-through-type="none" style:font-name="Arial" fo:font-size="12pt" fo:font-style="normal" fo:text-shadow="none" style:text-underline-style="none" fo:font-weight="normal" officeooo:rsid="0016fa1b" officeooo:paragraph-rsid="0016fa1b" style:letter-kerning="true" style:font-name-asian="Tahoma" style:font-size-asian="12pt" style:font-style-asian="normal" style:font-weight-asian="normal" style:font-name-complex="Arial2" style:font-size-complex="12pt" style:font-style-complex="normal" style:text-emphasize="none"/>
    </style:style>
    <style:style style:name="P12" style:family="paragraph" style:parent-style-name="Default">
      <style:text-properties style:text-outline="false" style:text-line-through-style="none" style:text-line-through-type="none" style:font-name="Arial" fo:font-size="12pt" fo:font-style="normal" fo:text-shadow="none" style:text-underline-style="none" fo:font-weight="normal" officeooo:rsid="001b23e3" officeooo:paragraph-rsid="001b23e3" style:letter-kerning="true" style:font-name-asian="Tahoma" style:font-size-asian="12pt" style:font-style-asian="normal" style:font-weight-asian="normal" style:font-name-complex="Arial2" style:font-size-complex="12pt" style:font-style-complex="normal" style:text-emphasize="none"/>
    </style:style>
    <style:style style:name="P13" style:family="paragraph" style:parent-style-name="Default">
      <style:text-properties style:text-outline="false" style:text-line-through-style="none" style:text-line-through-type="none" style:font-name="Courier New" fo:font-size="12pt" fo:font-style="italic" fo:text-shadow="none" style:text-underline-style="none" fo:font-weight="normal" officeooo:rsid="0016fa1b" officeooo:paragraph-rsid="0016fa1b" style:letter-kerning="true" style:font-name-asian="Tahoma" style:font-size-asian="12pt" style:font-style-asian="italic" style:font-weight-asian="normal" style:font-name-complex="Arial2" style:font-size-complex="12pt" style:text-emphasize="none"/>
    </style:style>
    <style:style style:name="P14" style:family="paragraph" style:parent-style-name="Default">
      <style:text-properties style:text-outline="false" style:text-line-through-style="none" style:text-line-through-type="none" style:font-name="Courier New" fo:font-size="12pt" fo:font-style="italic" fo:text-shadow="none" style:text-underline-style="none" fo:font-weight="normal" officeooo:rsid="0016fa1b" officeooo:paragraph-rsid="001899d7" style:letter-kerning="true" style:font-name-asian="Tahoma" style:font-size-asian="12pt" style:font-style-asian="italic" style:font-weight-asian="normal" style:font-name-complex="Arial2" style:font-size-complex="12pt" style:text-emphasize="none"/>
    </style:style>
    <style:style style:name="P15" style:family="paragraph" style:parent-style-name="Default">
      <style:text-properties style:text-outline="false" style:text-line-through-style="none" style:text-line-through-type="none" style:font-name="Courier New" fo:font-size="12pt" fo:font-style="italic" fo:text-shadow="none" style:text-underline-style="none" fo:font-weight="normal" officeooo:rsid="0016fa1b" officeooo:paragraph-rsid="001b23e3" style:letter-kerning="true" style:font-name-asian="Tahoma" style:font-size-asian="12pt" style:font-style-asian="italic" style:font-weight-asian="normal" style:font-name-complex="Arial2" style:font-size-complex="12pt" style:text-emphasize="none"/>
    </style:style>
    <style:style style:name="P16" style:family="paragraph" style:parent-style-name="Default">
      <style:text-properties style:text-outline="false" style:text-line-through-style="none" style:text-line-through-type="none" style:font-name="Courier New" fo:font-size="12pt" fo:font-style="italic" fo:text-shadow="none" style:text-underline-style="none" fo:font-weight="normal" officeooo:rsid="0016fa1b" officeooo:paragraph-rsid="00222528" style:letter-kerning="true" style:font-name-asian="Tahoma" style:font-size-asian="12pt" style:font-style-asian="italic" style:font-weight-asian="normal" style:font-name-complex="Arial2" style:font-size-complex="12pt" style:text-emphasize="none"/>
    </style:style>
    <style:style style:name="P17" style:family="paragraph" style:parent-style-name="Default">
      <style:text-properties style:text-outline="false" style:text-line-through-style="none" style:text-line-through-type="none" style:font-name="Courier New" fo:font-size="12pt" fo:font-style="italic" fo:text-shadow="none" style:text-underline-style="none" fo:font-weight="normal" officeooo:rsid="0016fa1b" officeooo:paragraph-rsid="001e5c8a" style:letter-kerning="true" style:font-name-asian="Tahoma" style:font-size-asian="12pt" style:font-style-asian="italic" style:font-weight-asian="normal" style:font-name-complex="Arial2" style:font-size-complex="12pt" style:text-emphasize="none"/>
    </style:style>
    <style:style style:name="P18" style:family="paragraph" style:parent-style-name="Default">
      <style:text-properties style:text-outline="false" style:text-line-through-style="none" style:text-line-through-type="none" style:font-name="Courier New" fo:font-size="12pt" fo:font-style="normal" fo:text-shadow="none" style:text-underline-style="none" fo:font-weight="normal" officeooo:rsid="001899d7" officeooo:paragraph-rsid="001e5c8a" style:letter-kerning="true" style:font-name-asian="Tahoma" style:font-size-asian="12pt" style:font-style-asian="normal" style:font-weight-asian="normal" style:font-name-complex="Arial2" style:font-size-complex="12pt" style:font-style-complex="normal" style:text-emphasize="none"/>
    </style:style>
    <style:style style:name="P19" style:family="paragraph" style:parent-style-name="Default">
      <style:text-properties style:text-outline="false" style:text-line-through-style="none" style:text-line-through-type="none" style:font-name="Courier New" fo:font-size="12pt" fo:font-style="normal" fo:text-shadow="none" style:text-underline-style="none" fo:font-weight="normal" officeooo:rsid="001899d7" officeooo:paragraph-rsid="001b23e3" style:letter-kerning="true" style:font-name-asian="Tahoma" style:font-size-asian="12pt" style:font-style-asian="normal" style:font-weight-asian="normal" style:font-name-complex="Arial2" style:font-size-complex="12pt" style:font-style-complex="normal" style:text-emphasize="none"/>
    </style:style>
    <style:style style:name="P20" style:family="paragraph" style:parent-style-name="Default">
      <style:text-properties style:text-outline="false" style:text-line-through-style="none" style:text-line-through-type="none" style:font-name="Courier New" fo:font-size="12pt" fo:font-style="normal" fo:text-shadow="none" style:text-underline-style="none" fo:font-weight="normal" officeooo:rsid="001899d7" officeooo:paragraph-rsid="00222528" style:letter-kerning="true" style:font-name-asian="Tahoma" style:font-size-asian="12pt" style:font-style-asian="normal" style:font-weight-asian="normal" style:font-name-complex="Arial2" style:font-size-complex="12pt" style:font-style-complex="normal" style:text-emphasize="none"/>
    </style:style>
    <style:style style:name="P21" style:family="paragraph" style:parent-style-name="Default">
      <style:text-properties fo:font-style="normal" officeooo:paragraph-rsid="001b23e3" style:font-style-asian="normal" style:font-style-complex="normal"/>
    </style:style>
    <style:style style:name="P22" style:family="paragraph" style:parent-style-name="Default">
      <style:text-properties fo:font-style="normal" officeooo:paragraph-rsid="001e5c8a" style:font-style-asian="normal" style:font-style-complex="normal"/>
    </style:style>
    <style:style style:name="P23" style:family="paragraph" style:parent-style-name="Default">
      <style:text-properties fo:font-style="normal" officeooo:paragraph-rsid="00222528" style:font-style-asian="normal" style:font-style-complex="normal"/>
    </style:style>
    <style:style style:name="P24" style:family="paragraph" style:parent-style-name="Default">
      <style:text-properties style:font-name="Courier" fo:font-size="14pt" fo:font-style="italic" officeooo:paragraph-rsid="0016fa1b" style:font-size-asian="14pt" style:font-style-asian="italic"/>
    </style:style>
    <style:style style:name="P25" style:family="paragraph" style:parent-style-name="Default">
      <style:text-properties style:font-name="Courier" fo:font-size="14pt" fo:font-style="italic" officeooo:paragraph-rsid="001899d7" style:font-size-asian="14pt" style:font-style-asian="italic"/>
    </style:style>
    <style:style style:name="P26" style:family="paragraph" style:parent-style-name="Default">
      <style:text-properties style:font-name="Courier" fo:font-size="14pt" fo:font-style="italic" officeooo:paragraph-rsid="001b23e3" style:font-size-asian="14pt" style:font-style-asian="italic"/>
    </style:style>
    <style:style style:name="P27" style:family="paragraph" style:parent-style-name="Default">
      <style:text-properties style:font-name="Courier" fo:font-size="14pt" fo:font-style="italic" officeooo:paragraph-rsid="001e5c8a" style:font-size-asian="14pt" style:font-style-asian="italic"/>
    </style:style>
    <style:style style:name="P28" style:family="paragraph" style:parent-style-name="Default">
      <style:text-properties style:font-name="Courier" fo:font-size="14pt" fo:font-style="italic" officeooo:paragraph-rsid="00222528" style:font-size-asian="14pt" style:font-style-asian="italic"/>
    </style:style>
    <style:style style:name="P29" style:family="paragraph" style:parent-style-name="Default">
      <style:text-properties style:font-name="Courier" fo:font-size="16pt" fo:font-style="normal" officeooo:paragraph-rsid="0016fa1b" style:font-size-asian="16pt" style:font-style-asian="normal" style:font-style-complex="normal"/>
    </style:style>
    <style:style style:name="P30" style:family="paragraph" style:parent-style-name="Default">
      <style:text-properties style:font-name="Courier" fo:font-size="16pt" fo:font-style="normal" officeooo:paragraph-rsid="001899d7" style:font-size-asian="16pt" style:font-style-asian="normal" style:font-style-complex="normal"/>
    </style:style>
    <style:style style:name="P31" style:family="paragraph" style:parent-style-name="Default">
      <style:text-properties style:font-name="Courier" fo:font-size="12pt" fo:font-style="normal" officeooo:paragraph-rsid="0016fa1b" style:font-size-asian="12pt" style:font-style-asian="normal" style:font-style-complex="normal"/>
    </style:style>
    <style:style style:name="P32" style:family="paragraph" style:parent-style-name="Default">
      <style:text-properties officeooo:paragraph-rsid="001899d7"/>
    </style:style>
    <style:style style:name="P33" style:family="paragraph" style:parent-style-name="Default">
      <style:text-properties officeooo:paragraph-rsid="001b23e3"/>
    </style:style>
    <style:style style:name="P34" style:family="paragraph" style:parent-style-name="Default">
      <style:text-properties officeooo:paragraph-rsid="001e5c8a"/>
    </style:style>
    <style:style style:name="P35" style:family="paragraph" style:parent-style-name="Default">
      <style:text-properties officeooo:paragraph-rsid="00222528"/>
    </style:style>
    <style:style style:name="P36" style:family="paragraph" style:parent-style-name="Default">
      <style:text-properties style:font-name="Courier New" fo:font-size="16pt" fo:font-style="normal" officeooo:paragraph-rsid="001b23e3" style:font-size-asian="16pt" style:font-style-asian="normal" style:font-style-complex="normal"/>
    </style:style>
    <style:style style:name="P37" style:family="paragraph" style:parent-style-name="Default">
      <style:text-properties style:font-name="Courier New" fo:font-size="16pt" fo:font-style="normal" officeooo:paragraph-rsid="00222528" style:font-size-asian="16pt" style:font-style-asian="normal" style:font-style-complex="normal"/>
    </style:style>
    <style:style style:name="P38" style:family="paragraph" style:parent-style-name="Default">
      <style:text-properties style:font-name="Courier New" fo:font-size="16pt" fo:font-style="normal" officeooo:paragraph-rsid="001e5c8a" style:font-size-asian="16pt" style:font-style-asian="normal" style:font-style-complex="normal"/>
    </style:style>
    <style:style style:name="P39" style:family="paragraph" style:parent-style-name="Default">
      <style:text-properties style:font-name="Courier New" officeooo:paragraph-rsid="001b23e3"/>
    </style:style>
    <style:style style:name="P40" style:family="paragraph" style:parent-style-name="Default">
      <style:text-properties style:font-name="Courier New" officeooo:paragraph-rsid="00222528"/>
    </style:style>
    <style:style style:name="P41" style:family="paragraph" style:parent-style-name="Default">
      <style:text-properties style:font-name="Courier New" officeooo:paragraph-rsid="001e5c8a"/>
    </style:style>
    <style:style style:name="P42" style:family="paragraph" style:parent-style-name="Default">
      <style:text-properties style:font-name="Courier New" officeooo:paragraph-rsid="0016fa1b"/>
    </style:style>
    <style:style style:name="P43" style:family="paragraph" style:parent-style-name="Default">
      <style:text-properties style:font-name="Courier New" fo:font-style="normal" officeooo:paragraph-rsid="0016fa1b" style:font-style-asian="normal" style:font-style-complex="normal"/>
    </style:style>
    <style:style style:name="P44" style:family="paragraph" style:parent-style-name="Default">
      <style:text-properties style:font-name="Courier New" officeooo:paragraph-rsid="001899d7"/>
    </style:style>
    <style:style style:name="P45" style:family="paragraph" style:parent-style-name="Text_20_body">
      <style:text-properties officeooo:rsid="000b0794" officeooo:paragraph-rsid="001e5c8a"/>
    </style:style>
    <style:style style:name="P46" style:family="paragraph" style:parent-style-name="Text_20_body">
      <style:text-properties officeooo:rsid="000b0794" officeooo:paragraph-rsid="00222528"/>
    </style:style>
    <style:style style:name="P47" style:family="paragraph" style:parent-style-name="Text_20_body">
      <style:text-properties officeooo:rsid="001d2d18" officeooo:paragraph-rsid="001d2d18"/>
    </style:style>
    <style:style style:name="P48" style:family="paragraph" style:parent-style-name="Default">
      <style:text-properties style:font-name="Courier" fo:font-size="14pt" fo:font-style="italic" officeooo:paragraph-rsid="0046dead" style:font-size-asian="14pt" style:font-style-asian="italic"/>
    </style:style>
    <style:style style:name="P49" style:family="paragraph" style:parent-style-name="Default">
      <style:text-properties style:text-outline="false" style:text-line-through-style="none" style:text-line-through-type="none" style:font-name="Courier New" fo:font-size="12pt" fo:font-style="normal" fo:text-shadow="none" style:text-underline-style="none" fo:font-weight="normal" officeooo:rsid="001899d7" officeooo:paragraph-rsid="001e5c8a" style:letter-kerning="true" style:font-name-asian="Tahoma" style:font-size-asian="12pt" style:font-style-asian="normal" style:font-weight-asian="normal" style:font-name-complex="Arial2" style:font-size-complex="12pt" style:font-style-complex="normal" style:text-emphasize="none"/>
    </style:style>
    <style:style style:name="P50" style:family="paragraph" style:parent-style-name="Default">
      <style:text-properties style:text-outline="false" style:text-line-through-style="none" style:text-line-through-type="none" style:font-name="Courier New" fo:font-size="12pt" fo:font-style="normal" fo:text-shadow="none" style:text-underline-style="none" fo:font-weight="normal" officeooo:rsid="001899d7" officeooo:paragraph-rsid="0046dead" style:letter-kerning="true" style:font-name-asian="Tahoma" style:font-size-asian="12pt" style:font-style-asian="normal" style:font-weight-asian="normal" style:font-name-complex="Arial2" style:font-size-complex="12pt" style:font-style-complex="normal" style:text-emphasize="none"/>
    </style:style>
    <style:style style:name="P51" style:family="paragraph" style:parent-style-name="Default">
      <style:text-properties style:text-outline="false" style:text-line-through-style="none" style:text-line-through-type="none" style:font-name="Courier New" fo:font-size="12pt" fo:font-style="normal" fo:text-shadow="none" style:text-underline-style="none" fo:font-weight="normal" officeooo:rsid="004a2c68" officeooo:paragraph-rsid="004a2c68" style:letter-kerning="true" style:font-name-asian="Tahoma" style:font-size-asian="12pt" style:font-style-asian="normal" style:font-weight-asian="normal" style:font-name-complex="Arial2" style:font-size-complex="12pt" style:font-style-complex="normal" style:text-emphasize="none"/>
    </style:style>
    <style:style style:name="P52" style:family="paragraph" style:parent-style-name="Default">
      <style:text-properties style:text-outline="false" style:text-line-through-style="none" style:text-line-through-type="none" style:font-name="Courier New" fo:font-size="12pt" fo:font-style="italic" fo:text-shadow="none" style:text-underline-style="none" fo:font-weight="normal" officeooo:rsid="0016fa1b" officeooo:paragraph-rsid="0046dead" style:letter-kerning="true" style:font-name-asian="Tahoma" style:font-size-asian="12pt" style:font-style-asian="italic" style:font-weight-asian="normal" style:font-name-complex="Arial2" style:font-size-complex="12pt" style:text-emphasize="none"/>
    </style:style>
    <style:style style:name="P53" style:family="paragraph" style:parent-style-name="Default">
      <style:text-properties style:font-name="Courier New" officeooo:paragraph-rsid="001e5c8a"/>
    </style:style>
    <style:style style:name="P54" style:family="paragraph" style:parent-style-name="Default">
      <style:text-properties style:font-name="Courier New" fo:font-size="12pt" officeooo:paragraph-rsid="001899d7" style:font-size-asian="12pt" style:font-size-complex="12pt"/>
    </style:style>
    <style:style style:name="P55" style:family="paragraph" style:parent-style-name="Default">
      <style:text-properties officeooo:paragraph-rsid="001899d7"/>
    </style:style>
    <style:style style:name="P56" style:family="paragraph" style:parent-style-name="Default">
      <style:text-properties style:font-name="Arial1" fo:font-size="10pt" fo:font-style="italic" officeooo:paragraph-rsid="0046dead" style:font-size-asian="10pt" style:font-style-asian="italic"/>
    </style:style>
    <style:style style:name="P57" style:family="paragraph" style:parent-style-name="Default">
      <style:text-properties officeooo:paragraph-rsid="0046dead"/>
    </style:style>
    <style:style style:name="P58" style:family="paragraph" style:parent-style-name="Default">
      <style:text-properties officeooo:rsid="004a2c68" officeooo:paragraph-rsid="004a2c68"/>
    </style:style>
    <style:style style:name="P59" style:family="paragraph" style:parent-style-name="Heading_20_2">
      <style:text-properties style:font-name="Arial" fo:font-size="16pt" fo:font-style="italic" style:font-size-asian="16pt" style:font-style-asian="italic" style:font-size-complex="16pt"/>
    </style:style>
    <style:style style:name="P60" style:family="paragraph" style:parent-style-name="Heading_20_3">
      <style:text-properties style:font-name="Arial1" fo:font-size="16pt" fo:font-weight="bold" officeooo:rsid="0016fa1b" officeooo:paragraph-rsid="0016fa1b" style:font-name-asian="DejaVu Sans" style:font-size-asian="16pt" style:font-weight-asian="bold" style:font-name-complex="Lohit Hindi1" style:font-size-complex="14pt" style:font-weight-complex="bold"/>
    </style:style>
    <style:style style:name="P61" style:family="paragraph" style:parent-style-name="Heading_20_3">
      <style:text-properties style:font-name="Arial1" fo:font-size="16pt" officeooo:paragraph-rsid="001899d7" style:font-size-asian="16pt"/>
    </style:style>
    <style:style style:name="P62" style:family="paragraph" style:parent-style-name="Heading_20_3">
      <style:text-properties officeooo:paragraph-rsid="001b23e3"/>
    </style:style>
    <style:style style:name="P63" style:family="paragraph" style:parent-style-name="Heading_20_3">
      <style:text-properties officeooo:paragraph-rsid="00222528"/>
    </style:style>
    <style:style style:name="P64" style:family="paragraph" style:parent-style-name="Heading_20_3">
      <style:text-properties officeooo:paragraph-rsid="001e5c8a"/>
    </style:style>
    <style:style style:name="P65" style:family="paragraph" style:parent-style-name="Heading_20_3">
      <style:text-properties officeooo:paragraph-rsid="0046dead"/>
    </style:style>
    <style:style style:name="P66" style:family="paragraph" style:parent-style-name="Text_20_body">
      <style:text-properties officeooo:rsid="001d2d18" officeooo:paragraph-rsid="0046dead"/>
    </style:style>
    <style:style style:name="T1" style:family="text">
      <style:text-properties style:font-name="Arial1" fo:font-size="14pt" style:font-size-asian="14pt"/>
    </style:style>
    <style:style style:name="T2" style:family="text">
      <style:text-properties style:font-name="Arial1" fo:font-size="16pt" fo:font-weight="bold" officeooo:rsid="0016fa1b" style:font-name-asian="DejaVu Sans" style:font-size-asian="16pt" style:font-weight-asian="bold" style:font-name-complex="Lohit Hindi1" style:font-size-complex="14pt" style:font-weight-complex="bold"/>
    </style:style>
    <style:style style:name="T3" style:family="text">
      <style:text-properties style:font-name="Arial1" fo:font-size="16pt" fo:font-weight="bold" officeooo:rsid="001b23e3" style:font-name-asian="DejaVu Sans" style:font-size-asian="16pt" style:font-weight-asian="bold" style:font-name-complex="Lohit Hindi1" style:font-size-complex="14pt" style:font-weight-complex="bold"/>
    </style:style>
    <style:style style:name="T4" style:family="text">
      <style:text-properties style:font-name="Arial1" fo:font-size="16pt" fo:font-weight="bold" officeooo:rsid="001e5c8a" style:font-name-asian="DejaVu Sans" style:font-size-asian="16pt" style:font-weight-asian="bold" style:font-name-complex="Lohit Hindi1" style:font-size-complex="14pt" style:font-weight-complex="bold"/>
    </style:style>
    <style:style style:name="T5" style:family="text">
      <style:text-properties style:font-name="Arial1" fo:font-size="16pt" fo:font-weight="bold" officeooo:rsid="002409e9" style:font-name-asian="DejaVu Sans" style:font-size-asian="16pt" style:font-weight-asian="bold" style:font-name-complex="Lohit Hindi1" style:font-size-complex="14pt" style:font-weight-complex="bold"/>
    </style:style>
    <style:style style:name="T6" style:family="text">
      <style:text-properties style:font-name="Arial1" fo:font-size="16pt" fo:font-weight="bold" officeooo:rsid="00437a60" style:font-name-asian="DejaVu Sans" style:font-size-asian="16pt" style:font-weight-asian="bold" style:font-name-complex="Lohit Hindi1" style:font-size-complex="14pt" style:font-weight-complex="bold"/>
    </style:style>
    <style:style style:name="T7" style:family="text">
      <style:text-properties style:font-name="Arial1" fo:font-size="16pt" fo:font-weight="bold" officeooo:rsid="0046dead" style:font-name-asian="DejaVu Sans" style:font-size-asian="16pt" style:font-weight-asian="bold" style:font-name-complex="Lohit Hindi1" style:font-size-complex="14pt" style:font-weight-complex="bold"/>
    </style:style>
    <style:style style:name="T8" style:family="text">
      <style:text-properties officeooo:rsid="0016fa1b"/>
    </style:style>
    <style:style style:name="T9" style:family="text">
      <style:text-properties style:text-outline="false" style:text-line-through-style="none" style:text-line-through-type="none" style:font-name="Arial1" fo:font-size="14pt" fo:font-style="normal" fo:text-shadow="none" style:text-underline-style="none" fo:font-weight="normal" officeooo:rsid="0016fa1b" style:letter-kerning="true" style:font-name-asian="Tahoma" style:font-size-asian="14pt" style:font-style-asian="normal" style:font-weight-asian="normal" style:font-name-complex="Arial2" style:font-size-complex="12pt" style:text-emphasize="none"/>
    </style:style>
    <style:style style:name="T10" style:family="text">
      <style:text-properties style:text-outline="false" style:text-line-through-style="none" style:text-line-through-type="none" style:font-name="Courier New" fo:font-size="12pt" fo:text-shadow="none" style:text-underline-style="none" fo:font-weight="normal" style:letter-kerning="true" style:font-name-asian="Tahoma" style:font-size-asian="12pt" style:font-weight-asian="normal" style:font-name-complex="Arial2" style:font-size-complex="12pt" style:text-emphasize="none"/>
    </style:style>
    <style:style style:name="T11" style:family="text">
      <style:text-properties style:text-outline="false" style:text-line-through-style="none" style:text-line-through-type="none" style:font-name="Courier New" fo:font-size="12pt" fo:text-shadow="none" style:text-underline-style="none" fo:font-weight="normal" officeooo:rsid="001899d7" style:letter-kerning="true" style:font-name-asian="Tahoma" style:font-size-asian="12pt" style:font-weight-asian="normal" style:font-name-complex="Arial2" style:font-size-complex="12pt" style:text-emphasize="none"/>
    </style:style>
    <style:style style:name="T12" style:family="text">
      <style:text-properties style:text-outline="false" style:text-line-through-style="none" style:text-line-through-type="none" style:font-name="Courier New" fo:font-size="12pt" fo:font-style="normal" fo:text-shadow="none" style:text-underline-style="none" fo:font-weight="normal" officeooo:rsid="001899d7" style:letter-kerning="true" style:font-name-asian="Tahoma" style:font-size-asian="12pt" style:font-style-asian="normal" style:font-weight-asian="normal" style:font-name-complex="Arial2" style:font-size-complex="12pt" style:font-style-complex="normal" style:text-emphasize="none"/>
    </style:style>
    <style:style style:name="T13" style:family="text">
      <style:text-properties style:text-outline="false" style:text-line-through-style="none" style:text-line-through-type="none" style:font-name="Courier New" fo:font-size="12pt" fo:font-style="normal" fo:text-shadow="none" style:text-underline-style="none" fo:font-weight="normal" officeooo:rsid="001b23e3" style:letter-kerning="true" style:font-name-asian="Tahoma" style:font-size-asian="12pt" style:font-style-asian="normal" style:font-weight-asian="normal" style:font-name-complex="Arial2" style:font-size-complex="12pt" style:font-style-complex="normal" style:text-emphasize="none"/>
    </style:style>
    <style:style style:name="T14" style:family="text">
      <style:text-properties style:text-outline="false" style:text-line-through-style="none" style:text-line-through-type="none" style:font-name="Courier New" fo:font-size="12pt" fo:font-style="normal" fo:text-shadow="none" style:text-underline-style="none" fo:font-weight="normal" officeooo:rsid="002008ec" style:letter-kerning="true" style:font-name-asian="Tahoma" style:font-size-asian="12pt" style:font-style-asian="normal" style:font-weight-asian="normal" style:font-name-complex="Arial2" style:font-size-complex="12pt" style:font-style-complex="normal" style:text-emphasize="none"/>
    </style:style>
    <style:style style:name="T15" style:family="text">
      <style:text-properties style:text-outline="false" style:text-line-through-style="none" style:text-line-through-type="none" style:font-name="Courier New" fo:font-size="12pt" fo:font-style="normal" fo:text-shadow="none" style:text-underline-style="none" fo:font-weight="normal" officeooo:rsid="003c5c21" style:letter-kerning="true" style:font-name-asian="Tahoma" style:font-size-asian="12pt" style:font-style-asian="normal" style:font-weight-asian="normal" style:font-name-complex="Arial2" style:font-size-complex="12pt" style:font-style-complex="normal" style:text-emphasize="none"/>
    </style:style>
    <style:style style:name="T16" style:family="text">
      <style:text-properties style:text-outline="false" style:text-line-through-style="none" style:text-line-through-type="none" style:font-name="Courier New" fo:font-size="12pt" fo:font-style="normal" fo:text-shadow="none" style:text-underline-style="solid" style:text-underline-width="auto" style:text-underline-color="font-color" fo:font-weight="normal" officeooo:rsid="001a4c8b" style:letter-kerning="true" style:font-name-asian="Tahoma" style:font-size-asian="12pt" style:font-style-asian="normal" style:font-weight-asian="normal" style:font-name-complex="Arial2" style:font-size-complex="12pt" style:font-style-complex="normal" style:text-emphasize="none"/>
    </style:style>
    <style:style style:name="T17" style:family="text">
      <style:text-properties style:text-outline="false" style:text-line-through-style="none" style:text-line-through-type="none" style:font-name="Courier New" fo:font-size="12pt" fo:font-style="normal" fo:text-shadow="none" style:text-underline-style="solid" style:text-underline-width="auto" style:text-underline-color="font-color" fo:font-weight="normal" officeooo:rsid="002289dc" style:letter-kerning="true" style:font-name-asian="Tahoma" style:font-size-asian="12pt" style:font-style-asian="normal" style:font-weight-asian="normal" style:font-name-complex="Arial2" style:font-size-complex="12pt" style:font-style-complex="normal" style:text-emphasize="none"/>
    </style:style>
    <style:style style:name="T18" style:family="text">
      <style:text-properties style:text-outline="false" style:text-line-through-style="none" style:text-line-through-type="none" style:font-name="Courier New" fo:font-size="16pt" fo:font-style="italic" fo:text-shadow="none" style:text-underline-style="none" fo:font-weight="normal" officeooo:rsid="001b23e3" style:letter-kerning="true" style:font-name-asian="Tahoma" style:font-size-asian="16pt" style:font-style-asian="italic" style:font-weight-asian="normal" style:font-name-complex="Arial2" style:font-size-complex="12pt" style:font-style-complex="italic" style:text-emphasize="none"/>
    </style:style>
    <style:style style:name="T19" style:family="text">
      <style:text-properties style:text-outline="false" style:text-line-through-style="none" style:text-line-through-type="none" style:font-name="Courier New" fo:font-size="16pt" fo:font-style="italic" fo:text-shadow="none" style:text-underline-style="none" fo:font-weight="normal" officeooo:rsid="002008ec" style:letter-kerning="true" style:font-name-asian="Tahoma" style:font-size-asian="16pt" style:font-style-asian="italic" style:font-weight-asian="normal" style:font-name-complex="Arial2" style:font-size-complex="12pt" style:font-style-complex="italic" style:text-emphasize="none"/>
    </style:style>
    <style:style style:name="T20" style:family="text">
      <style:text-properties style:text-outline="false" style:text-line-through-style="none" style:text-line-through-type="none" style:font-name="Courier New" fo:font-size="16pt" fo:font-style="italic" fo:text-shadow="none" style:text-underline-style="none" fo:font-weight="normal" officeooo:rsid="003b61e4" style:letter-kerning="true" style:font-name-asian="Tahoma" style:font-size-asian="16pt" style:font-style-asian="italic" style:font-weight-asian="normal" style:font-name-complex="Arial2" style:font-size-complex="12pt" style:font-style-complex="italic" style:text-emphasize="none"/>
    </style:style>
    <style:style style:name="T21" style:family="text">
      <style:text-properties style:text-outline="false" style:text-line-through-style="none" style:text-line-through-type="none" style:font-name="Courier New" fo:font-size="16pt" fo:font-style="italic" fo:text-shadow="none" style:text-underline-style="none" fo:font-weight="normal" officeooo:rsid="003c5c21" style:letter-kerning="true" style:font-name-asian="Tahoma" style:font-size-asian="16pt" style:font-style-asian="italic" style:font-weight-asian="normal" style:font-name-complex="Arial2" style:font-size-complex="12pt" style:font-style-complex="italic" style:text-emphasize="none"/>
    </style:style>
    <style:style style:name="T22" style:family="text">
      <style:text-properties style:text-outline="false" style:text-line-through-style="none" style:text-line-through-type="none" fo:font-size="12pt" fo:text-shadow="none" style:text-underline-style="none" fo:font-weight="normal" style:letter-kerning="true" style:font-name-asian="Tahoma" style:font-size-asian="12pt" style:font-weight-asian="normal" style:font-name-complex="Arial2" style:font-size-complex="12pt" style:text-emphasize="none"/>
    </style:style>
    <style:style style:name="T23" style:family="text">
      <style:text-properties style:text-outline="false" style:text-line-through-style="none" style:text-line-through-type="none" fo:font-size="12pt" fo:text-shadow="none" style:text-underline-style="none" fo:font-weight="normal" officeooo:rsid="001899d7" style:letter-kerning="true" style:font-name-asian="Tahoma" style:font-size-asian="12pt" style:font-weight-asian="normal" style:font-name-complex="Arial2" style:font-size-complex="12pt" style:text-emphasize="none"/>
    </style:style>
    <style:style style:name="T24" style:family="text">
      <style:text-properties style:text-outline="false" style:text-line-through-style="none" style:text-line-through-type="none" fo:font-size="12pt" fo:text-shadow="none" style:text-underline-style="none" fo:font-weight="normal" officeooo:rsid="0016fa1b" style:letter-kerning="true" style:font-name-asian="Tahoma" style:font-size-asian="12pt" style:font-weight-asian="normal" style:font-name-complex="Arial2" style:font-size-complex="12pt" style:text-emphasize="none"/>
    </style:style>
    <style:style style:name="T25" style:family="text">
      <style:text-properties style:text-outline="false" style:text-line-through-style="none" style:text-line-through-type="none" style:font-name="Arial" fo:font-size="12pt" fo:font-style="normal" fo:text-shadow="none" style:text-underline-style="none" fo:font-weight="normal" officeooo:rsid="0016fa1b" style:letter-kerning="true" style:font-name-asian="Tahoma" style:font-size-asian="12pt" style:font-style-asian="normal" style:font-weight-asian="normal" style:font-name-complex="Arial2" style:font-size-complex="12pt" style:font-style-complex="normal" style:text-emphasize="none"/>
    </style:style>
    <style:style style:name="T26" style:family="text">
      <style:text-properties style:text-outline="false" style:text-line-through-style="none" style:text-line-through-type="none" style:font-name="Arial" fo:font-size="12pt" fo:font-style="normal" fo:text-shadow="none" style:text-underline-style="none" fo:font-weight="normal" officeooo:rsid="001a4c8b" style:letter-kerning="true" style:font-name-asian="Tahoma" style:font-size-asian="12pt" style:font-style-asian="normal" style:font-weight-asian="normal" style:font-name-complex="Arial2" style:font-size-complex="12pt" style:font-style-complex="normal" style:text-emphasize="none"/>
    </style:style>
    <style:style style:name="T27" style:family="text">
      <style:text-properties style:text-outline="false" style:text-line-through-style="none" style:text-line-through-type="none" style:font-name="Arial" fo:font-size="12pt" fo:font-style="normal" fo:text-shadow="none" style:text-underline-style="none" fo:font-weight="normal" officeooo:rsid="001b23e3" style:letter-kerning="true" style:font-name-asian="Tahoma" style:font-size-asian="12pt" style:font-style-asian="normal" style:font-weight-asian="normal" style:font-name-complex="Arial2" style:font-size-complex="12pt" style:font-style-complex="normal" style:text-emphasize="none"/>
    </style:style>
    <style:style style:name="T28" style:family="text">
      <style:text-properties style:text-outline="false" style:text-line-through-style="none" style:text-line-through-type="none" style:font-name="Arial" fo:font-size="12pt" fo:font-style="normal" fo:text-shadow="none" style:text-underline-style="none" fo:font-weight="normal" officeooo:rsid="002008ec" style:letter-kerning="true" style:font-name-asian="Tahoma" style:font-size-asian="12pt" style:font-style-asian="normal" style:font-weight-asian="normal" style:font-name-complex="Arial2" style:font-size-complex="12pt" style:font-style-complex="normal" style:text-emphasize="none"/>
    </style:style>
    <style:style style:name="T29" style:family="text">
      <style:text-properties style:text-outline="false" style:text-line-through-style="none" style:text-line-through-type="none" style:font-name="Arial" fo:font-size="12pt" fo:font-style="normal" fo:text-shadow="none" style:text-underline-style="none" fo:font-weight="normal" officeooo:rsid="002289dc" style:letter-kerning="true" style:font-name-asian="Tahoma" style:font-size-asian="12pt" style:font-style-asian="normal" style:font-weight-asian="normal" style:font-name-complex="Arial2" style:font-size-complex="12pt" style:font-style-complex="normal" style:text-emphasize="none"/>
    </style:style>
    <style:style style:name="T30" style:family="text">
      <style:text-properties style:text-outline="false" style:text-line-through-style="none" style:text-line-through-type="none" style:font-name="Arial" fo:font-size="12pt" fo:font-style="normal" fo:text-shadow="none" style:text-underline-style="none" fo:font-weight="normal" officeooo:rsid="003c5c21" style:letter-kerning="true" style:font-name-asian="Tahoma" style:font-size-asian="12pt" style:font-style-asian="normal" style:font-weight-asian="normal" style:font-name-complex="Arial2" style:font-size-complex="12pt" style:font-style-complex="normal" style:text-emphasize="none"/>
    </style:style>
    <style:style style:name="T31" style:family="text">
      <style:text-properties style:text-outline="false" style:text-line-through-style="none" style:text-line-through-type="none" style:font-name="Arial" fo:font-size="12pt" fo:font-style="italic" fo:text-shadow="none" style:text-underline-style="none" fo:font-weight="normal" officeooo:rsid="002289dc" style:letter-kerning="true" style:font-name-asian="Tahoma" style:font-size-asian="12pt" style:font-style-asian="italic" style:font-weight-asian="normal" style:font-name-complex="Arial2" style:font-size-complex="12pt" style:font-style-complex="italic" style:text-emphasize="none"/>
    </style:style>
    <style:style style:name="T32" style:family="text">
      <style:text-properties style:text-outline="false" style:text-line-through-style="none" style:text-line-through-type="none" fo:font-size="16pt" fo:font-style="italic" fo:text-shadow="none" style:text-underline-style="none" fo:font-weight="normal" officeooo:rsid="001b23e3" style:letter-kerning="true" style:font-name-asian="Tahoma" style:font-size-asian="16pt" style:font-style-asian="italic" style:font-weight-asian="normal" style:font-name-complex="Arial2" style:font-size-complex="12pt" style:font-style-complex="italic" style:text-emphasize="none"/>
    </style:style>
    <style:style style:name="T33" style:family="text">
      <style:text-properties style:text-outline="false" style:text-line-through-style="none" style:text-line-through-type="none" fo:font-size="16pt" fo:font-style="italic" fo:text-shadow="none" style:text-underline-style="none" fo:font-weight="normal" officeooo:rsid="00222528" style:letter-kerning="true" style:font-name-asian="Tahoma" style:font-size-asian="16pt" style:font-style-asian="italic" style:font-weight-asian="normal" style:font-name-complex="Arial2" style:font-size-complex="12pt" style:font-style-complex="italic" style:text-emphasize="none"/>
    </style:style>
    <style:style style:name="T34" style:family="text">
      <style:text-properties style:text-outline="false" style:text-line-through-style="none" style:text-line-through-type="none" fo:font-size="16pt" fo:font-style="italic" fo:text-shadow="none" style:text-underline-style="none" fo:font-weight="normal" officeooo:rsid="002008ec" style:letter-kerning="true" style:font-name-asian="Tahoma" style:font-size-asian="16pt" style:font-style-asian="italic" style:font-weight-asian="normal" style:font-name-complex="Arial2" style:font-size-complex="12pt" style:font-style-complex="italic" style:text-emphasize="none"/>
    </style:style>
    <style:style style:name="T35" style:family="text">
      <style:text-properties style:text-outline="false" style:text-line-through-style="none" style:text-line-through-type="none" fo:font-size="16pt" fo:font-style="italic" fo:text-shadow="none" style:text-underline-style="none" fo:font-weight="normal" officeooo:rsid="00437a60" style:letter-kerning="true" style:font-name-asian="Tahoma" style:font-size-asian="16pt" style:font-style-asian="italic" style:font-weight-asian="normal" style:font-name-complex="Arial2" style:font-size-complex="12pt" style:font-style-complex="italic" style:text-emphasize="none"/>
    </style:style>
    <style:style style:name="T36" style:family="text">
      <style:text-properties style:text-outline="false" style:text-line-through-style="none" style:text-line-through-type="none" fo:font-size="16pt" fo:font-style="normal" fo:text-shadow="none" style:text-underline-style="none" fo:font-weight="normal" officeooo:rsid="00437a60" style:letter-kerning="true" style:font-name-asian="Tahoma" style:font-size-asian="16pt" style:font-style-asian="normal" style:font-weight-asian="normal" style:font-name-complex="Arial2" style:font-size-complex="12pt" style:font-style-complex="normal" style:text-emphasize="none"/>
    </style:style>
    <style:style style:name="T37" style:family="text">
      <style:text-properties style:text-outline="false" style:text-line-through-style="none" style:text-line-through-type="none" style:font-name="Arial" fo:font-size="12pt" fo:font-style="normal" fo:text-shadow="none" style:text-underline-style="none" fo:font-weight="normal" officeooo:rsid="0016fa1b" style:letter-kerning="true" style:font-name-asian="Tahoma" style:font-size-asian="12pt" style:font-style-asian="normal" style:font-weight-asian="normal" style:font-name-complex="Arial2" style:font-size-complex="12pt" style:font-style-complex="normal" style:text-emphasize="none"/>
    </style:style>
    <style:style style:name="T38" style:family="text">
      <style:text-properties style:text-outline="false" style:text-line-through-style="none" style:text-line-through-type="none" style:font-name="Arial" fo:font-size="12pt" fo:font-style="normal" fo:text-shadow="none" style:text-underline-style="none" fo:font-weight="normal" officeooo:rsid="001b23e3" style:letter-kerning="true" style:font-name-asian="Tahoma" style:font-size-asian="12pt" style:font-style-asian="normal" style:font-weight-asian="normal" style:font-name-complex="Arial2" style:font-size-complex="12pt" style:font-style-complex="normal" style:text-emphasize="none"/>
    </style:style>
    <style:style style:name="T39" style:family="text">
      <style:text-properties style:text-outline="false" style:text-line-through-style="none" style:text-line-through-type="none" style:font-name="Arial" fo:font-size="12pt" fo:font-style="normal" fo:text-shadow="none" style:text-underline-style="none" fo:font-weight="normal" officeooo:rsid="0043f08d" style:letter-kerning="true" style:font-name-asian="Tahoma" style:font-size-asian="12pt" style:font-style-asian="normal" style:font-weight-asian="normal" style:font-name-complex="Arial2" style:font-size-complex="12pt" style:font-style-complex="normal" style:text-emphasize="none"/>
    </style:style>
    <style:style style:name="T40" style:family="text">
      <style:text-properties style:text-outline="false" style:text-line-through-style="none" style:text-line-through-type="none" style:font-name="Arial" fo:font-size="12pt" fo:font-style="normal" fo:text-shadow="none" style:text-underline-style="none" fo:font-weight="normal" officeooo:rsid="0046dead" style:letter-kerning="true" style:font-name-asian="Tahoma" style:font-size-asian="12pt" style:font-style-asian="normal" style:font-weight-asian="normal" style:font-name-complex="Arial2" style:font-size-complex="12pt" style:font-style-complex="normal" style:text-emphasize="none"/>
    </style:style>
    <style:style style:name="T41" style:family="text">
      <style:text-properties style:text-outline="false" style:text-line-through-style="none" style:text-line-through-type="none" style:font-name="Arial" fo:font-size="12pt" fo:font-style="normal" fo:text-shadow="none" style:text-underline-style="none" fo:font-weight="normal" officeooo:rsid="004a2c68" style:letter-kerning="true" style:font-name-asian="Tahoma" style:font-size-asian="12pt" style:font-style-asian="normal" style:font-weight-asian="normal" style:font-name-complex="Arial2" style:font-size-complex="12pt" style:font-style-complex="normal" style:text-emphasize="none"/>
    </style:style>
    <style:style style:name="T42" style:family="text">
      <style:text-properties style:text-outline="false" style:text-line-through-style="none" style:text-line-through-type="none" style:font-name="Arial" fo:font-size="12pt" fo:font-style="normal" fo:text-shadow="none" style:text-underline-style="none" fo:font-weight="normal" officeooo:rsid="004b71a5" style:letter-kerning="true" style:font-name-asian="Tahoma" style:font-size-asian="12pt" style:font-style-asian="normal" style:font-weight-asian="normal" style:font-name-complex="Arial2" style:font-size-complex="12pt" style:font-style-complex="normal" style:text-emphasize="none"/>
    </style:style>
    <style:style style:name="T43" style:family="text">
      <style:text-properties style:text-outline="false" style:text-line-through-style="none" style:text-line-through-type="none" style:font-name="Arial" fo:font-size="12pt" fo:font-style="italic" fo:text-shadow="none" style:text-underline-style="none" fo:font-weight="normal" officeooo:rsid="004a2c68" style:letter-kerning="true" style:font-name-asian="Tahoma" style:font-size-asian="12pt" style:font-style-asian="italic" style:font-weight-asian="normal" style:font-name-complex="Arial2" style:font-size-complex="12pt" style:font-style-complex="italic" style:text-emphasize="none"/>
    </style:style>
    <style:style style:name="T44" style:family="text">
      <style:text-properties style:text-outline="false" style:text-line-through-style="none" style:text-line-through-type="none" style:font-name="Courier New" fo:font-size="12pt" fo:font-style="normal" fo:text-shadow="none" style:text-underline-style="none" fo:font-weight="normal" officeooo:rsid="0043f08d" style:letter-kerning="true" style:font-name-asian="Tahoma" style:font-size-asian="12pt" style:font-style-asian="normal" style:font-weight-asian="normal" style:font-name-complex="Arial2" style:font-size-complex="12pt" style:font-style-complex="normal" style:text-emphasize="none"/>
    </style:style>
    <style:style style:name="T45" style:family="text">
      <style:text-properties style:text-outline="false" style:text-line-through-style="none" style:text-line-through-type="none" style:font-name="Courier New" fo:font-size="12pt" fo:font-style="normal" fo:text-shadow="none" style:text-underline-style="none" fo:font-weight="normal" officeooo:rsid="0016fa1b" style:letter-kerning="true" style:font-name-asian="Tahoma" style:font-size-asian="12pt" style:font-style-asian="normal" style:font-weight-asian="normal" style:font-name-complex="Arial2" style:font-size-complex="12pt" style:font-style-complex="normal" style:text-emphasize="none"/>
    </style:style>
    <style:style style:name="T46" style:family="text">
      <style:text-properties style:text-outline="false" style:text-line-through-style="none" style:text-line-through-type="none" style:font-name="Courier New" fo:font-size="12pt" fo:font-style="normal" fo:text-shadow="none" style:text-underline-style="none" fo:font-weight="normal" officeooo:rsid="001899d7" style:letter-kerning="true" style:font-name-asian="Tahoma" style:font-size-asian="12pt" style:font-style-asian="normal" style:font-weight-asian="normal" style:font-name-complex="Arial2" style:font-size-complex="12pt" style:font-style-complex="normal" style:text-emphasize="none"/>
    </style:style>
    <style:style style:name="T47" style:family="text">
      <style:text-properties style:text-outline="false" style:text-line-through-style="none" style:text-line-through-type="none" style:font-name="Courier New" fo:font-size="12pt" fo:font-style="normal" fo:text-shadow="none" style:text-underline-style="none" fo:font-weight="normal" officeooo:rsid="004a2c68" style:letter-kerning="true" style:font-name-asian="Tahoma" style:font-size-asian="12pt" style:font-style-asian="normal" style:font-weight-asian="normal" style:font-name-complex="Arial2" style:font-size-complex="12pt" style:font-style-complex="normal" style:text-emphasize="none"/>
    </style:style>
    <style:style style:name="T48" style:family="text">
      <style:text-properties style:text-outline="false" style:text-line-through-style="none" style:text-line-through-type="none" style:font-name="Courier New" fo:font-size="12pt" fo:font-style="normal" fo:text-shadow="none" style:text-underline-style="none" fo:font-weight="normal" officeooo:rsid="004b71a5" style:letter-kerning="true" style:font-name-asian="Tahoma" style:font-size-asian="12pt" style:font-style-asian="normal" style:font-weight-asian="normal" style:font-name-complex="Arial2" style:font-size-complex="12pt" style:font-style-complex="normal" style:text-emphasize="none"/>
    </style:style>
    <style:style style:name="T49" style:family="text">
      <style:text-properties style:text-outline="false" style:text-line-through-style="none" style:text-line-through-type="none" style:font-name="Courier New" fo:font-size="12pt" fo:font-style="normal" fo:text-shadow="none" style:text-underline-style="solid" style:text-underline-width="auto" style:text-underline-color="font-color" fo:font-weight="normal" officeooo:rsid="0043f08d" style:letter-kerning="true" style:font-name-asian="Tahoma" style:font-size-asian="12pt" style:font-style-asian="normal" style:font-weight-asian="normal" style:font-name-complex="Arial2" style:font-size-complex="12pt" style:font-style-complex="normal" style:text-emphasize="none"/>
    </style:style>
    <style:style style:name="T50" style:family="text">
      <style:text-properties style:text-outline="false" style:text-line-through-style="none" style:text-line-through-type="none" style:font-name="Courier New" fo:font-size="16pt" fo:font-style="normal" fo:text-shadow="none" style:text-underline-style="none" fo:font-weight="normal" style:letter-kerning="true" style:font-name-asian="Tahoma" style:font-size-asian="16pt" style:font-style-asian="normal" style:font-weight-asian="normal" style:font-name-complex="Arial2" style:font-size-complex="12pt" style:font-style-complex="normal" style:text-emphasize="none"/>
    </style:style>
    <style:style style:name="T51" style:family="text">
      <style:text-properties style:text-outline="false" style:text-line-through-style="none" style:text-line-through-type="none" style:font-name="Courier New" fo:font-size="16pt" fo:font-style="normal" fo:text-shadow="none" style:text-underline-style="none" fo:font-weight="normal" officeooo:rsid="00437a60" style:letter-kerning="true" style:font-name-asian="Tahoma" style:font-size-asian="16pt" style:font-style-asian="normal" style:font-weight-asian="normal" style:font-name-complex="Arial2" style:font-size-complex="12pt" style:font-style-complex="normal" style:text-emphasize="none"/>
    </style:style>
    <style:style style:name="T52" style:family="text">
      <style:text-properties style:text-outline="false" style:text-line-through-style="none" style:text-line-through-type="none" style:font-name="Courier New" fo:font-size="16pt" fo:font-style="italic" fo:text-shadow="none" style:text-underline-style="none" fo:font-weight="normal" officeooo:rsid="00488596" style:letter-kerning="true" style:font-name-asian="Tahoma" style:font-size-asian="16pt" style:font-style-asian="italic" style:font-weight-asian="normal" style:font-name-complex="Arial2" style:font-size-complex="12pt" style:font-style-complex="italic" style:text-emphasize="none"/>
    </style:style>
    <style:style style:name="T53" style:family="text">
      <style:text-properties style:text-outline="false" style:text-line-through-style="none" style:text-line-through-type="none" style:font-name="Courier New" fo:font-size="16pt" fo:font-style="italic" fo:text-shadow="none" style:text-underline-style="none" fo:font-weight="normal" officeooo:rsid="00437a60" style:letter-kerning="true" style:font-name-asian="Tahoma" style:font-size-asian="16pt" style:font-style-asian="italic" style:font-weight-asian="normal" style:font-name-complex="Arial2" style:font-size-complex="12pt" style:font-style-complex="italic" style:text-emphasize="none"/>
    </style:style>
    <style:style style:name="T54" style:family="text">
      <style:text-properties style:text-outline="false" style:text-line-through-style="none" style:text-line-through-type="none" fo:font-style="normal" fo:text-shadow="none" style:text-underline-style="none" fo:font-weight="normal" officeooo:rsid="001899d7" style:letter-kerning="true" style:font-name-asian="Tahoma" style:font-style-asian="normal" style:font-weight-asian="normal" style:font-name-complex="Arial2" style:font-style-complex="normal" style:text-emphasize="none"/>
    </style:style>
    <style:style style:name="T55" style:family="text">
      <style:text-properties style:font-name="Courier New"/>
    </style:style>
    <style:style style:name="T56" style:family="text">
      <style:text-properties style:font-name="Courier New" fo:font-size="12pt" style:font-size-asian="12pt" style:font-size-complex="12pt"/>
    </style:style>
    <style:style style:name="T57" style:family="text">
      <style:text-properties style:font-name="Courier New" fo:font-size="12pt" officeooo:rsid="001d2d18" style:font-size-asian="12pt" style:font-size-complex="12pt"/>
    </style:style>
    <style:style style:name="T58" style:family="text">
      <style:text-properties style:font-name="Courier New" fo:font-size="16pt" style:font-size-asian="16pt"/>
    </style:style>
    <style:style style:name="T59" style:family="text">
      <style:text-properties style:font-name="Courier New" fo:font-size="16pt" fo:font-style="normal" style:font-size-asian="16pt" style:font-style-asian="normal" style:font-style-complex="normal"/>
    </style:style>
    <style:style style:name="T60" style:family="text">
      <style:text-properties style:font-name="Courier New" officeooo:rsid="0016fa1b"/>
    </style:style>
    <style:style style:name="T61" style:family="text">
      <style:text-properties fo:font-weight="bold" officeooo:rsid="0016fa1b" style:font-name-asian="DejaVu Sans" style:font-weight-asian="bold" style:font-name-complex="Lohit Hindi1" style:font-size-complex="14pt" style:font-weight-complex="bold"/>
    </style:style>
    <style:style style:name="T62" style:family="text">
      <style:text-properties fo:font-weight="bold" officeooo:rsid="001899d7" style:font-name-asian="DejaVu Sans" style:font-weight-asian="bold" style:font-name-complex="Lohit Hindi1" style:font-size-complex="14pt" style:font-weight-complex="bold"/>
    </style:style>
    <style:style style:name="T63" style:family="text">
      <style:text-properties fo:font-size="12pt" style:font-size-asian="12pt" style:font-size-complex="12pt"/>
    </style:style>
    <style:style style:name="T64" style:family="text">
      <style:text-properties fo:font-size="16pt" fo:font-style="normal" style:font-size-asian="16pt" style:font-style-asian="normal" style:font-style-complex="normal"/>
    </style:style>
    <style:style style:name="T65" style:family="text">
      <style:text-properties fo:font-size="16pt" style:font-size-asian="16pt"/>
    </style:style>
    <style:style style:name="T66" style:family="text">
      <style:text-properties fo:font-size="16pt" fo:font-style="italic" style:font-size-asian="16pt" style:font-style-asian="italic"/>
    </style:style>
    <style:style style:name="T67" style:family="text">
      <style:text-properties style:font-name="Courier New" fo:font-size="12pt" fo:font-style="normal" style:font-size-asian="12pt" style:font-style-asian="normal" style:font-size-complex="12pt" style:font-style-complex="normal"/>
    </style:style>
    <style:style style:name="T68" style:family="text">
      <style:text-properties style:font-name="Courier New" fo:font-size="12pt" fo:font-style="normal" officeooo:rsid="0016fa1b" style:font-size-asian="12pt" style:font-style-asian="normal" style:font-size-complex="12pt" style:font-style-complex="normal"/>
    </style:style>
    <style:style style:name="T69" style:family="text">
      <style:text-properties style:font-name="Courier New" fo:font-size="12pt" style:font-size-asian="12pt" style:font-size-complex="12pt"/>
    </style:style>
    <style:style style:name="T70" style:family="text">
      <style:text-properties fo:font-style="normal" style:font-style-asian="normal" style:font-style-complex="normal"/>
    </style:style>
    <style:style style:name="T71" style:family="text">
      <style:text-properties officeooo:rsid="004b71a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8">PostGIS </text:span>SQL Cheatsheet</text:p>
      <text:p text:style-name="P7"><text:span text:style-name="T9">GIS</text:span><text:span text:style-name="T1"> with SQL</text:span></text:p>
      <text:p text:style-name="P8"/>
      <text:p text:style-name="P10"/>
      <text:p text:style-name="P10">Using PostGIS, it’s possible to do much of what you would usually do in a GIS in the database using SQL. This can be helpful because SQL is repeatable—it’s text that you can copy and re-run later as needed. In an interactive context, you might take user input such as a map point or something more complex like a polygon a user draws and use these geometries in an SQL query.</text:p>
      <text:p text:style-name="P10"/>
      <text:p text:style-name="P10">When you use PostGIS, you access GIS functionality usually through special functions that begin with <text:span text:style-name="T55">ST_</text:span>. You can find the PostGIS documentation, which includes each of these special functions, online at <text:a xlink:type="simple" xlink:href="http://postgis.net/docs/" text:style-name="Internet_20_link" text:visited-style-name="Visited_20_Internet_20_Link">postgis.net/docs/</text:a>.</text:p>
      <text:p text:style-name="P10"/>
      <text:p text:style-name="P10"><text:a xlink:type="simple" xlink:href="https://carto.com/" text:style-name="Internet_20_link" text:visited-style-name="Visited_20_Internet_20_Link">Carto</text:a> uses PostGIS, so any PostGIS functions will be available through Carto. PostGIS is open source and can be installed on your computer or on a server for use in a web application.</text:p>
      <text:p text:style-name="P24"/>
      <text:h text:style-name="P59" text:outline-level="2">Common Queries</text:h>
      <text:h text:style-name="P60" text:outline-level="3">Select polygons’ areas</text:h>
      <text:p text:style-name="P29"><text:span text:style-name="T55">SELECT *, </text:span><text:a xlink:type="simple" xlink:href="http://postgis.net/docs/manual-3.0/ST_Area.html" text:style-name="Internet_20_link" text:visited-style-name="Visited_20_Internet_20_Link"><text:span text:style-name="T60">ST_area</text:span></text:a><text:span text:style-name="T60">(the_geom::geography) AS area</text:span></text:p>
      <text:p text:style-name="P42"><text:span text:style-name="T65">FROM </text:span><text:span text:style-name="T66">table</text:span></text:p>
      <text:p text:style-name="P24"/>
      <text:p text:style-name="P2">For example:</text:p>
      <text:p text:style-name="P31"><text:span text:style-name="T55">SELECT *, </text:span><text:a xlink:type="simple" xlink:href="http://postgis.net/docs/manual-3.0/ST_Area.html" text:style-name="Internet_20_link" text:visited-style-name="Visited_20_Internet_20_Link"><text:span text:style-name="T60">ST_area</text:span></text:a><text:span text:style-name="T60">(the_geom::geography) AS area</text:span></text:p>
      <text:p text:style-name="P43"><text:span text:style-name="T63">FROM c</text:span><text:span text:style-name="T24">ountries</text:span></text:p>
      <text:p text:style-name="P13"/>
      <text:p text:style-name="P9"><text:span text:style-name="T22">This query selects all of the columns from the table (</text:span><text:span text:style-name="T10">*</text:span><text:span text:style-name="T22">) and appends a new column (</text:span><text:span text:style-name="T10">area</text:span><text:span text:style-name="T22">) that contains the area of the features in square meters. </text:span><text:span text:style-name="T23">Adding </text:span><text:span text:style-name="T11">::geography</text:span><text:span text:style-name="T23"> to a geometry column asks PostGIS to consider the geometry in terms of the globe rather than projected coordinates. This ensures that our units are meters.</text:span></text:p>
      <text:p text:style-name="P11"/>
      <text:h text:style-name="P61" text:outline-level="3"><text:span text:style-name="T61">Select polygons’ areas </text:span><text:span text:style-name="T62">with a specific projection</text:span></text:h>
      <text:p text:style-name="P30"><text:span text:style-name="T55">SELECT *, </text:span><text:a xlink:type="simple" xlink:href="http://postgis.net/docs/manual-3.0/ST_Area.html" text:style-name="Internet_20_link" text:visited-style-name="Visited_20_Internet_20_Link"><text:span text:style-name="T60">ST_area</text:span></text:a><text:span text:style-name="T60">(</text:span><text:a xlink:type="simple" xlink:href="http://postgis.net/docs/manual-3.0/ST_Transform.html" text:style-name="Internet_20_link" text:visited-style-name="Visited_20_Internet_20_Link"><text:span text:style-name="T60">ST_transform</text:span></text:a><text:span text:style-name="T60">(the_geom, 2263)) AS area</text:span></text:p>
      <text:p text:style-name="P44"><text:span text:style-name="T65">FROM </text:span><text:span text:style-name="T66">table</text:span></text:p>
      <text:p text:style-name="P25"/>
      <text:p text:style-name="P3">For example:</text:p>
      <text:p text:style-name="P32"><text:span text:style-name="T67">SELECT *, </text:span><text:a xlink:type="simple" xlink:href="http://postgis.net/docs/manual-3.0/ST_Area.html" text:style-name="Internet_20_link" text:visited-style-name="Visited_20_Internet_20_Link"><text:span text:style-name="T68">ST_area</text:span></text:a><text:span text:style-name="T68">(</text:span><text:a xlink:type="simple" xlink:href="http://postgis.net/docs/manual-3.0/ST_Transform.html" text:style-name="Internet_20_link" text:visited-style-name="Visited_20_Internet_20_Link"><text:span text:style-name="T45">S</text:span></text:a><text:a xlink:type="simple" xlink:href="http://postgis.net/docs/manual-3.0/ST_Transform.html" text:style-name="Internet_20_link" text:visited-style-name="Visited_20_Internet_20_Link"><text:span text:style-name="T56">T_transform</text:span></text:a><text:span text:style-name="T12">(the_geom, 2263)</text:span><text:span text:style-name="T68">) AS area</text:span></text:p>
      <text:p text:style-name="P54"><text:span text:style-name="T70">FROM </text:span><text:span text:style-name="T54">nyc_census_tracts</text:span></text:p>
      <text:p text:style-name="P14"/>
      <text:p text:style-name="P32"><text:span text:style-name="T25">This query i</text:span><text:span text:style-name="T26">s very similar to the previous query, but we are using </text:span><text:a xlink:type="simple" xlink:href="http://postgis.net/docs/manual-3.0/ST_Transform.html" text:style-name="Internet_20_link" text:visited-style-name="Visited_20_Internet_20_Link"><text:span text:style-name="T16">ST_transform</text:span></text:a><text:span text:style-name="T26"> to reproject the geometry into EPSG:2263, first, which ensures that the units will be the units of the projection, in this case square feet.</text:span></text:p>
      <text:p text:style-name="P13"/>
      <text:h text:style-name="P62" text:outline-level="3"><text:soft-page-break/><text:span text:style-name="T2">Select f</text:span><text:span text:style-name="T3">eatures within </text:span><text:span text:style-name="T5">a</text:span><text:span text:style-name="T3"> distance of a specified point</text:span></text:h>
      <text:p text:style-name="P36">SELECT *</text:p>
      <text:p text:style-name="P39"><text:span text:style-name="T64">FROM </text:span><text:span text:style-name="T32">table</text:span></text:p>
      <text:p text:style-name="P21"><text:span text:style-name="T58">WHERE </text:span><text:a xlink:type="simple" xlink:href="http://postgis.net/docs/manual-3.0/ST_DWithin.html" text:style-name="Internet_20_link" text:visited-style-name="Visited_20_Internet_20_Link"><text:span text:style-name="T58">ST_DWithin</text:span></text:a><text:span text:style-name="T58">(</text:span></text:p>
      <text:p text:style-name="P36"><text:s text:c="2"/>the_geom::geography,</text:p>
      <text:p text:style-name="P33"><text:span text:style-name="T59"><text:s text:c="2"/></text:span><text:a xlink:type="simple" xlink:href="https://carto.com/help/working-with-data/carto-functions/" text:style-name="Internet_20_link" text:visited-style-name="Visited_20_Internet_20_Link"><text:span text:style-name="T59">cdb_latlng</text:span></text:a><text:span text:style-name="T59">(</text:span><text:span text:style-name="T18">latitude</text:span><text:span text:style-name="T59">, </text:span><text:span text:style-name="T18">longitude</text:span><text:span text:style-name="T59">)::geography,</text:span></text:p>
      <text:p text:style-name="P39"><text:span text:style-name="T64"><text:s text:c="2"/></text:span><text:span text:style-name="T32">distance</text:span></text:p>
      <text:p text:style-name="P36">)</text:p>
      <text:p text:style-name="P26"/>
      <text:p text:style-name="P4">For example:</text:p>
      <text:p text:style-name="P19">SELECT *</text:p>
      <text:p text:style-name="P19">FROM dams</text:p>
      <text:p text:style-name="P33"><text:span text:style-name="T12">WHERE </text:span><text:a xlink:type="simple" xlink:href="http://postgis.net/docs/manual-3.0/ST_DWithin.html" text:style-name="Internet_20_link" text:visited-style-name="Visited_20_Internet_20_Link"><text:span text:style-name="T56">ST_DWithin</text:span></text:a><text:span text:style-name="T12">(</text:span></text:p>
      <text:p text:style-name="P19"><text:s text:c="2"/>the_geom::geography,</text:p>
      <text:p text:style-name="P33"><text:span text:style-name="T12"><text:s text:c="2"/></text:span><text:a xlink:type="simple" xlink:href="https://carto.com/help/working-with-data/carto-functions/" text:style-name="Internet_20_link" text:visited-style-name="Visited_20_Internet_20_Link"><text:span text:style-name="T56">cdb_latlng</text:span></text:a><text:span text:style-name="T12">(40.735, -73.994)::geography,</text:span></text:p>
      <text:p text:style-name="P19"><text:s text:c="2"/>100000</text:p>
      <text:p text:style-name="P19">)</text:p>
      <text:p text:style-name="P15"/>
      <text:p text:style-name="P35"><text:span text:style-name="T25">This query c</text:span><text:span text:style-name="T27">reates a point using </text:span><text:a xlink:type="simple" xlink:href="https://carto.com/help/working-with-data/carto-functions/" text:style-name="Internet_20_link" text:visited-style-name="Visited_20_Internet_20_Link"><text:span text:style-name="T56">cdb_latlng</text:span></text:a><text:span text:style-name="T13">()</text:span><text:span text:style-name="T27"> (this is specific to Carto), then uses </text:span><text:a xlink:type="simple" xlink:href="http://postgis.net/docs/manual-3.0/ST_DWithin.html" text:style-name="Internet_20_link" text:visited-style-name="Visited_20_Internet_20_Link"><text:span text:style-name="T56">ST_DWithin</text:span></text:a><text:span text:style-name="T13">()</text:span><text:span text:style-name="T27"> to find features within some distance of that point, in meters. In this example the database will return </text:span><text:span text:style-name="T13">dam</text:span><text:span text:style-name="T27"> features within 100km of (</text:span><text:span text:style-name="T13">40.735, -73.994</text:span><text:span text:style-name="T27">).</text:span></text:p>
      <text:p text:style-name="P46"/>
      <text:h text:style-name="P63" text:outline-level="3"><text:span text:style-name="T2">Select f</text:span><text:span text:style-name="T4">eatures in a bounding box</text:span></text:h>
      <text:p text:style-name="P37">SELECT *</text:p>
      <text:p text:style-name="P40"><text:span text:style-name="T64">FROM </text:span><text:span text:style-name="T33">table</text:span></text:p>
      <text:p text:style-name="P23"><text:span text:style-name="T58">WHERE </text:span><text:a xlink:type="simple" xlink:href="http://postgis.net/docs/manual-3.0/ST_Within.html" text:style-name="Internet_20_link" text:visited-style-name="Visited_20_Internet_20_Link"><text:span text:style-name="T58">ST_within</text:span></text:a><text:span text:style-name="T58">(</text:span></text:p>
      <text:p text:style-name="P37"><text:s text:c="2"/>the_geom_webmercator,</text:p>
      <text:p text:style-name="P23"><text:span text:style-name="T58"><text:s text:c="2"/></text:span><text:a xlink:type="simple" xlink:href="http://postgis.net/docs/manual-3.0/ST_Transform.html" text:style-name="Internet_20_link" text:visited-style-name="Visited_20_Internet_20_Link"><text:span text:style-name="T58">ST_transform</text:span></text:a><text:span text:style-name="T58">(</text:span></text:p>
      <text:p text:style-name="P23"><text:span text:style-name="T58"><text:s text:c="4"/></text:span><text:a xlink:type="simple" xlink:href="http://postgis.net/docs/manual-3.0/ST_MakeEnvelope.html" text:style-name="Internet_20_link" text:visited-style-name="Visited_20_Internet_20_Link"><text:span text:style-name="T58">ST_MakeEnvelope</text:span></text:a><text:span text:style-name="T58">(</text:span></text:p>
      <text:p text:style-name="P40"><text:span text:style-name="T64"><text:s text:c="6"/></text:span><text:span text:style-name="T33">min_lng</text:span><text:span text:style-name="T64">, </text:span><text:span text:style-name="T33">min_lat</text:span><text:span text:style-name="T64">, </text:span><text:span text:style-name="T33">max_lng</text:span><text:span text:style-name="T64">, </text:span><text:span text:style-name="T33">max_lat</text:span><text:span text:style-name="T64">,</text:span></text:p>
      <text:p text:style-name="P37"><text:s text:c="6"/>4326</text:p>
      <text:p text:style-name="P37"><text:s text:c="4"/>),</text:p>
      <text:p text:style-name="P37"><text:s text:c="2"/><text:tab/>3857</text:p>
      <text:p text:style-name="P37"><text:s text:c="2"/>)</text:p>
      <text:p text:style-name="P37">)</text:p>
      <text:p text:style-name="P28"/>
      <text:p text:style-name="P6">For example:</text:p>
      <text:p text:style-name="P20">SELECT *</text:p>
      <text:p text:style-name="P20">FROM dams_copy</text:p>
      <text:p text:style-name="P35"><text:span text:style-name="T12">WHERE </text:span><text:a xlink:type="simple" xlink:href="http://postgis.net/docs/manual-3.0/ST_Within.html" text:style-name="Internet_20_link" text:visited-style-name="Visited_20_Internet_20_Link"><text:span text:style-name="T56">ST_within</text:span></text:a><text:span text:style-name="T12">(</text:span></text:p>
      <text:p text:style-name="P20"><text:soft-page-break/><text:s text:c="2"/>the_geom_webmercator,</text:p>
      <text:p text:style-name="P35"><text:span text:style-name="T12"><text:s text:c="2"/></text:span><text:a xlink:type="simple" xlink:href="http://postgis.net/docs/manual-3.0/ST_Transform.html" text:style-name="Internet_20_link" text:visited-style-name="Visited_20_Internet_20_Link"><text:span text:style-name="T56">ST_transform</text:span></text:a><text:span text:style-name="T12">(</text:span></text:p>
      <text:p text:style-name="P35"><text:span text:style-name="T12"><text:s text:c="4"/></text:span><text:a xlink:type="simple" xlink:href="http://postgis.net/docs/manual-3.0/ST_MakeEnvelope.html" text:style-name="Internet_20_link" text:visited-style-name="Visited_20_Internet_20_Link"><text:span text:style-name="T56">ST_MakeEnvelope</text:span></text:a><text:span text:style-name="T12">(</text:span></text:p>
      <text:p text:style-name="P20"><text:s text:c="6"/>-75, 40, -70, 45,</text:p>
      <text:p text:style-name="P20"><text:s text:c="6"/>4326</text:p>
      <text:p text:style-name="P20"><text:s text:c="4"/>),</text:p>
      <text:p text:style-name="P20"><text:s text:c="2"/><text:tab/>3857</text:p>
      <text:p text:style-name="P20"><text:s text:c="2"/>)</text:p>
      <text:p text:style-name="P20">)</text:p>
      <text:p text:style-name="P16"/>
      <text:p text:style-name="P35"><text:span text:style-name="T25">This query s</text:span><text:span text:style-name="T29">elects features within a given bounding box, which would be specified in the italicized parts (minimum longitude, minimum latitude, maximum longitude, maximum latitude). The new functions here are </text:span><text:a xlink:type="simple" xlink:href="http://postgis.net/docs/manual-3.0/ST_Within.html" text:style-name="Internet_20_link" text:visited-style-name="Visited_20_Internet_20_Link"><text:span text:style-name="T17">ST_within</text:span></text:a><text:span text:style-name="T29">, which checks if one geometry is </text:span><text:span text:style-name="T31">within</text:span><text:span text:style-name="T29"> another, and </text:span><text:a xlink:type="simple" xlink:href="http://postgis.net/docs/manual-3.0/ST_MakeEnvelope.html" text:style-name="Internet_20_link" text:visited-style-name="Visited_20_Internet_20_Link"><text:span text:style-name="T17">ST_MakeEnvelope</text:span></text:a><text:span text:style-name="T29">, which makes a rectangle from the given minimums and maximums.</text:span></text:p>
      <text:p text:style-name="P12"/>
      <text:h text:style-name="P64" text:outline-level="3"><text:span text:style-name="T2">Select b</text:span><text:span text:style-name="T4">uffered geometries</text:span></text:h>
      <text:p text:style-name="P38">SELECT cartodb_id,</text:p>
      <text:p text:style-name="P22"><text:span text:style-name="T58"><text:s text:c="2"/></text:span><text:a xlink:type="simple" xlink:href="http://postgis.net/docs/manual-3.0/ST_Transform.html" text:style-name="Internet_20_link" text:visited-style-name="Visited_20_Internet_20_Link"><text:span text:style-name="T58">ST_transform</text:span></text:a><text:span text:style-name="T58">(</text:span></text:p>
      <text:p text:style-name="P34"><text:span text:style-name="T59"><text:s text:c="4"/></text:span><text:a xlink:type="simple" xlink:href="http://postgis.net/docs/manual-3.0/ST_Buffer.html" text:style-name="Internet_20_link" text:visited-style-name="Visited_20_Internet_20_Link"><text:span text:style-name="T59">ST_buffer</text:span></text:a><text:span text:style-name="T59">(the_geom_webmercator, </text:span><text:span text:style-name="T19">buffer_radius</text:span><text:span text:style-name="T59">),</text:span></text:p>
      <text:p text:style-name="P38"><text:s text:c="4"/>3857</text:p>
      <text:p text:style-name="P38"><text:s text:c="2"/>) as the_geom_webmercator</text:p>
      <text:p text:style-name="P41"><text:span text:style-name="T64">FROM </text:span><text:span text:style-name="T34">table</text:span></text:p>
      <text:p text:style-name="P27"/>
      <text:p text:style-name="P5">For example:</text:p>
      <text:p text:style-name="P18">SELECT cartodb_id,</text:p>
      <text:p text:style-name="P34"><text:span text:style-name="T12"><text:s text:c="2"/></text:span><text:a xlink:type="simple" xlink:href="http://postgis.net/docs/manual-3.0/ST_Transform.html" text:style-name="Internet_20_link" text:visited-style-name="Visited_20_Internet_20_Link"><text:span text:style-name="T56">ST_transform</text:span></text:a><text:span text:style-name="T12">(</text:span></text:p>
      <text:p text:style-name="P34"><text:span text:style-name="T12"><text:s text:c="4"/></text:span><text:a xlink:type="simple" xlink:href="http://postgis.net/docs/manual-3.0/ST_Buffer.html" text:style-name="Internet_20_link" text:visited-style-name="Visited_20_Internet_20_Link"><text:span text:style-name="T56">ST_buffer</text:span></text:a><text:span text:style-name="T12">(the_geom_webmercator, 20000),</text:span></text:p>
      <text:p text:style-name="P18"><text:s text:c="4"/>3857</text:p>
      <text:p text:style-name="P18"><text:s text:c="2"/>) as the_geom_webmercator</text:p>
      <text:p text:style-name="P18">FROM dams</text:p>
      <text:p text:style-name="P17"/>
      <text:p text:style-name="P34"><text:span text:style-name="T25">This query b</text:span><text:span text:style-name="T28">uffers your feature’s geometries by the specified buffer radius (in the example, 20km) using </text:span><text:a xlink:type="simple" xlink:href="http://postgis.net/docs/manual-3.0/ST_Buffer.html" text:style-name="Internet_20_link" text:visited-style-name="Visited_20_Internet_20_Link"><text:span text:style-name="T56">ST_buffer</text:span></text:a><text:span text:style-name="T14">()</text:span><text:span text:style-name="T27">. </text:span><text:span text:style-name="T28">Note that after we buffer the geometry we reproject the result into EPSG:3857 (webmercator, the projection webmaps use) and give it the name </text:span><text:span text:style-name="T14">the_geom_webmercator</text:span><text:span text:style-name="T28">. If we didn’t do this, there would be no column for Carto to map. Note also that once we start specifying columns we would need to specify any other columns we want to have available in our popups or styles—here we only include </text:span><text:span text:style-name="T14">cartodb_id</text:span><text:span text:style-name="T28">, but you would include others as necessary.</text:span></text:p>
      <text:p text:style-name="P45"/>
      <text:h text:style-name="P64" text:outline-level="3"><text:span text:style-name="T2">O</text:span><text:span text:style-name="T4">rder</text:span><text:span text:style-name="T2"> f</text:span><text:span text:style-name="T4">eatures by their distance to a point</text:span></text:h>
      <text:p text:style-name="P38">SELECT *</text:p>
      <text:p text:style-name="P34"><text:span text:style-name="T59">FROM </text:span><text:span text:style-name="T21">table</text:span></text:p>
      <text:p text:style-name="P34"><text:span text:style-name="T59">ORDER BY the_geom &lt;-&gt; cdb_latlng(</text:span><text:span text:style-name="T20">latitude</text:span><text:span text:style-name="T59">, </text:span><text:span text:style-name="T20">longitude</text:span><text:span text:style-name="T59">)</text:span></text:p>
      <text:p text:style-name="P34"><text:soft-page-break/><text:span text:style-name="T59">LIMIT </text:span><text:span text:style-name="T21">count</text:span></text:p>
      <text:p text:style-name="P27"/>
      <text:p text:style-name="P5">For example:</text:p>
      <text:p text:style-name="P18">SELECT *</text:p>
      <text:p text:style-name="P18">FROM dams</text:p>
      <text:p text:style-name="P18">ORDER BY the_geom &lt;-&gt; cdb_latlng(40.735, -73.994)</text:p>
      <text:p text:style-name="P18">LIMIT 10</text:p>
      <text:p text:style-name="P17"/>
      <text:p text:style-name="P34"><text:span text:style-name="T25">This query c</text:span><text:span text:style-name="T27">reates a point using </text:span><text:a xlink:type="simple" xlink:href="https://carto.com/help/working-with-data/carto-functions/" text:style-name="Internet_20_link" text:visited-style-name="Visited_20_Internet_20_Link"><text:span text:style-name="T57">cdb_latlng</text:span></text:a><text:span text:style-name="T13">()</text:span><text:span text:style-name="T27"> (this is specific to Carto), then uses </text:span><text:a xlink:type="simple" xlink:href="http://postgis.net/docs/manual-3.0/geometry_distance_knn.html" text:style-name="Internet_20_link" text:visited-style-name="Visited_20_Internet_20_Link"><text:span text:style-name="T15">&lt;-&gt;</text:span></text:a><text:span text:style-name="T30"> to order the features by their distance from that point</text:span><text:span text:style-name="T27">. In this example the database will return </text:span><text:span text:style-name="T30">the 10 closest</text:span><text:span text:style-name="T27"> </text:span><text:span text:style-name="T13">dam</text:span><text:span text:style-name="T27"> features t</text:span><text:span text:style-name="T30">o</text:span><text:span text:style-name="T27"> (</text:span><text:span text:style-name="T13">40.735, -73.994</text:span><text:span text:style-name="T27">).</text:span></text:p>
      <text:p text:style-name="P47"/>
      <text:h text:style-name="P64" text:outline-level="3"><text:span text:style-name="T2">S</text:span><text:span text:style-name="T4">patial join: </text:span><text:span text:style-name="T6">select features that overlap with features in another table</text:span></text:h>
      <text:p text:style-name="P41"><text:span text:style-name="T64">SELECT </text:span><text:span text:style-name="T36">t1</text:span><text:span text:style-name="T64">.*</text:span></text:p>
      <text:p text:style-name="P41"><text:span text:style-name="T64">FROM </text:span><text:span text:style-name="T35">table1</text:span><text:span text:style-name="T64"> </text:span><text:span text:style-name="T36">t1</text:span></text:p>
      <text:p text:style-name="P41"><text:span text:style-name="T64">LEFT OUTER JOIN </text:span><text:span text:style-name="T35">table2</text:span><text:span text:style-name="T64"> </text:span><text:span text:style-name="T36">t2</text:span><text:span text:style-name="T64"> ON</text:span></text:p>
      <text:p text:style-name="P41"><text:span text:style-name="T64"><text:s text:c="2"/></text:span><text:a xlink:type="simple" xlink:href="http://postgis.net/docs/manual-3.0/ST_Within.html" text:style-name="Internet_20_link" text:visited-style-name="Visited_20_Internet_20_Link"><text:span text:style-name="T64">ST_within</text:span></text:a><text:span text:style-name="T64">(</text:span><text:span text:style-name="T36">t1</text:span><text:span text:style-name="T64">.the_geom, </text:span><text:span text:style-name="T36">t2</text:span><text:span text:style-name="T64">.the_geom)</text:span></text:p>
      <text:p text:style-name="P41"><text:span text:style-name="T64">WHERE </text:span><text:span text:style-name="T35">condition</text:span></text:p>
      <text:p text:style-name="P27"/>
      <text:p text:style-name="P5">For example:</text:p>
      <text:p text:style-name="P18">SELECT d.*</text:p>
      <text:p text:style-name="P18">FROM dams d</text:p>
      <text:p text:style-name="P18">LEFT OUTER JOIN countries c ON</text:p>
      <text:p text:style-name="P18"><text:s text:c="2"/><text:a xlink:type="simple" xlink:href="http://postgis.net/docs/manual-3.0/ST_Within.html" text:style-name="Internet_20_link" text:visited-style-name="Visited_20_Internet_20_Link">ST_within</text:a>(d.the_geom, c.the_geom)</text:p>
      <text:p text:style-name="P18">WHERE c.name = 'Canada'</text:p>
      <text:p text:style-name="P17"/>
      <text:p text:style-name="P57"><text:span text:style-name="T25">This query s</text:span><text:span text:style-name="T39">elects features from one table that overlap with some features from another table using a spatial join</text:span><text:span text:style-name="T27">. </text:span><text:span text:style-name="T40">Some GISs refer to this as a “select by location.”</text:span><text:span text:style-name="T27"> </text:span><text:span text:style-name="T39">It uses </text:span><text:a xlink:type="simple" xlink:href="http://postgis.net/docs/manual-3.0/ST_Within.html" text:style-name="Internet_20_link" text:visited-style-name="Visited_20_Internet_20_Link"><text:span text:style-name="T49">ST_within</text:span></text:a><text:span text:style-name="T39"> to check if a feature from </text:span><text:span text:style-name="T44">table1</text:span><text:span text:style-name="T39"> is in a feature from </text:span><text:span text:style-name="T44">table2</text:span><text:span text:style-name="T39">, and if there is a match you can use the matching attributes in the </text:span><text:span text:style-name="T44">WHERE</text:span><text:span text:style-name="T39"> clause. The example does this—it uses the </text:span><text:span text:style-name="T44">name</text:span><text:span text:style-name="T39"> field from the </text:span><text:span text:style-name="T44">countries</text:span><text:span text:style-name="T39"> table to pick which </text:span><text:span text:style-name="T44">dams</text:span><text:span text:style-name="T39"> to select.</text:span></text:p>
      <text:p text:style-name="P66"/>
      <text:h text:style-name="P65" text:outline-level="3"><text:span text:style-name="T2">S</text:span><text:span text:style-name="T4">patial join: </text:span><text:span text:style-name="T6">c</text:span><text:span text:style-name="T7">ount </text:span><text:span text:style-name="T6">features i</text:span><text:span text:style-name="T7">n polygons</text:span></text:h>
      <text:p text:style-name="P57"><text:span text:style-name="T51">SELECT </text:span><text:span text:style-name="T53">t</text:span><text:span text:style-name="T52">1</text:span><text:span text:style-name="T51">.*, count(</text:span><text:span text:style-name="T53">t</text:span><text:span text:style-name="T52">2</text:span><text:span text:style-name="T51">.*) AS </text:span><text:span text:style-name="T53">t</text:span><text:span text:style-name="T52">2_count</text:span></text:p>
      <text:p text:style-name="P57"><text:span text:style-name="T51">FROM </text:span><text:span text:style-name="T53">t</text:span><text:span text:style-name="T52">able1 t1</text:span></text:p>
      <text:p text:style-name="P57"><text:span text:style-name="T51">LEFT OUTER JOIN </text:span><text:span text:style-name="T53">t</text:span><text:span text:style-name="T52">able2 t2</text:span><text:span text:style-name="T51"> ON</text:span></text:p>
      <text:p text:style-name="P57"><text:span text:style-name="T51"><text:s text:c="2"/></text:span><text:a xlink:type="simple" xlink:href="http://postgis.net/docs/manual-3.0/ST_Within.html" text:style-name="Internet_20_link" text:visited-style-name="Visited_20_Internet_20_Link">ST_within</text:a><text:span text:style-name="T51">(</text:span><text:span text:style-name="T53">t</text:span><text:span text:style-name="T52">2</text:span><text:span text:style-name="T51">.the_geom, </text:span><text:span text:style-name="T53">t</text:span><text:span text:style-name="T52">1</text:span><text:span text:style-name="T51">.the_geom)</text:span></text:p>
      <text:p text:style-name="P58"><text:span text:style-name="T51">G</text:span><text:span text:style-name="T50">ROUP BY t1.cartodb_id</text:span></text:p>
      <text:p text:style-name="P48"/>
      <text:p text:style-name="P56">For example:</text:p>
      <text:p text:style-name="P50">SELECT c.*, count(d.*) AS dams_count</text:p>
      <text:p text:style-name="P50">FROM countries c</text:p>
      <text:p text:style-name="P50"><text:soft-page-break/>LEFT OUTER JOIN dams d ON</text:p>
      <text:p text:style-name="P50"><text:s text:c="2"/><text:a xlink:type="simple" xlink:href="http://postgis.net/docs/manual-3.0/ST_Within.html" text:style-name="Internet_20_link" text:visited-style-name="Visited_20_Internet_20_Link">ST_within</text:a>(d.the_geom, c.the_geom)</text:p>
      <text:p text:style-name="P51">GROUP BY c.cartodb_id</text:p>
      <text:p text:style-name="P52"/>
      <text:p text:style-name="P57"><text:span text:style-name="T25">This query s</text:span><text:span text:style-name="T39">elects </text:span><text:span text:style-name="T41">all of the</text:span><text:span text:style-name="T39"> features from one table a</text:span><text:span text:style-name="T41">nd counts overlapping features from </text:span><text:span text:style-name="T39">another table using a spatial join</text:span><text:span text:style-name="T27">. </text:span><text:span text:style-name="T41">This is equivalent to counting points (or small polygons and lines) in polygons in a GIS. </text:span><text:span text:style-name="T39">It uses </text:span><text:a xlink:type="simple" xlink:href="http://postgis.net/docs/manual-3.0/ST_Within.html" text:style-name="Internet_20_link" text:visited-style-name="Visited_20_Internet_20_Link"><text:span text:style-name="T49">ST_within</text:span></text:a><text:span text:style-name="T39"> to check if a feature from </text:span><text:span text:style-name="T44">table2</text:span><text:span text:style-name="T39"> is in a feature from </text:span><text:span text:style-name="T44">table1</text:span><text:span text:style-name="T39">, and if there is a match i</text:span><text:span text:style-name="T41">t adds that feature to </text:span><text:span text:style-name="T47">t2_count</text:span><text:span text:style-name="T39">. The example does this </text:span><text:span text:style-name="T41">and counts the number of </text:span><text:span text:style-name="T47">dams</text:span><text:span text:style-name="T41"> within each </text:span><text:span text:style-name="T42">feature in </text:span><text:span text:style-name="T48">countries</text:span><text:span text:style-name="T42">, and you could then use the </text:span><text:span text:style-name="T48">dams_count</text:span><text:span text:style-name="T42"> field when styling the layer</text:span><text:span text:style-name="T39">.</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2" svg:font-family="'Lohit Hindi'"/>
    <style:font-face style:name="Arial1" svg:font-family="Arial" style:font-family-generic="roman"/>
    <style:font-face style:name="Arial Unicode MS" svg:font-family="'Arial Unicode MS'" style:font-family-generic="roman"/>
    <style:font-face style:name="Courier" svg:font-family="Courier" style:font-family-generic="roman"/>
    <style:font-face style:name="Lohit Hindi" svg:font-family="'Lohit Hindi'" style:font-family-generic="roman"/>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Default" style:family="paragraph" style:default-outline-level="">
      <style:paragraph-properties fo:margin-left="0in" fo:margin-right="0in" fo:margin-top="0in" fo:margin-bottom="0in" loext:contextual-spacing="false" fo:orphans="2" fo:widows="2" fo:text-indent="0in" style:auto-text-indent="false" style:writing-mode="lr-tb"/>
      <style:text-properties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ext-properties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text-align="center" style:justify-single-word="false" fo:text-indent="0in" style:auto-text-indent="false"/>
      <style:text-properties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text-align="center" style:justify-single-word="false" fo:text-indent="0in" style:auto-text-indent="false"/>
      <style:text-properties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loext:contextual-spacing="false" fo:orphans="2" fo:widows="2" style:writing-mode="lr-tb"/>
      <style:text-properties style:text-outline="false" style:text-line-through-style="none" style:text-line-through-type="none" style:font-name="Lohit Hindi" fo:font-family="'Lohit Hindi'" style:font-family-generic="roman"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Arial2" style:font-family-complex="Arial"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loext:contextual-spacing="false"/>
      <style:text-properties style:text-outline="false" style:text-line-through-style="none" style:text-line-through-typ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loext:contextual-spacing="false"/>
      <style:text-properties style:text-outline="false" style:text-line-through-style="none" style:text-line-through-typ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loext:contextual-spacing="false"/>
      <style:text-properties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loext:contextual-spacing="false"/>
      <style:text-properties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loext:contextual-spacing="false"/>
      <style:text-properties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loext:contextual-spacing="false"/>
      <style:text-properties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loext:contextual-spacing="false"/>
      <style:text-properties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loext:contextual-spacing="false"/>
      <style:text-properties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text-outline="false" style:text-line-through-style="none" style:text-line-through-type="none" style:font-name="Lohit Hindi" fo:font-family="'Lohit Hindi'" style:font-family-generic="roman"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text-line-through-type="none" style:font-name="Lohit Hindi" fo:font-family="'Lohit Hindi'"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orphans="2" fo:widows="2" fo:text-indent="-0.2362in" style:auto-text-indent="false" style:writing-mode="lr-tb"/>
      <style:text-properties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2" style:font-family-complex="Arial" style:font-family-generic-complex="system" style:font-pitch-complex="variable" style:font-size-complex="12pt"/>
    </style:style>
    <style:style style:name="Default_7e_LT_7e_Hintergrund" style:display-name="Default~LT~Hintergrund"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2" style:font-family-complex="Arial"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fo:orphans="2" fo:widows="2" fo:text-indent="0in" style:auto-text-indent="false" style:writing-mode="lr-tb"/>
      <style:text-properties style:font-name="Arial Unicode MS" fo:font-family="'Arial Unicode MS'" style:font-family-generic="roman" fo:font-size="18pt" style:letter-kerning="true" style:font-name-asian="Tahoma" style:font-family-asian="Tahoma" style:font-family-generic-asian="system" style:font-pitch-asian="variable" style:font-size-asian="18pt" style:font-name-complex="Arial2" style:font-family-complex="Arial"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fo:text-indent="0in" style:auto-text-indent="false"/>
      <style:text-properties style:font-name="Arial Unicode MS" fo:font-family="'Arial Unicode M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fo:text-indent="0in" style:auto-text-indent="false"/>
      <style:text-properties style:font-name="Arial Unicode MS" fo:font-family="'Arial Unicode M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fo:text-indent="0in" style:auto-text-indent="false"/>
      <style:text-properties style:font-name="Arial Unicode MS" fo:font-family="'Arial Unicode M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fo:text-indent="0in" style:auto-text-indent="false"/>
      <style:text-properties style:font-name="Arial Unicode MS" fo:font-family="'Arial Unicode M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fo:text-indent="0in" style:auto-text-indent="false"/>
      <style:text-properties style:font-name="Arial Unicode MS" fo:font-family="'Arial Unicode M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fo:text-indent="0in" style:auto-text-indent="false"/>
      <style:text-properties style:font-name="Arial Unicode MS" fo:font-family="'Arial Unicode M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fo:text-indent="0in" style:auto-text-indent="false"/>
      <style:text-properties style:font-name="Arial Unicode MS" fo:font-family="'Arial Unicode M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fo:text-indent="0in" style:auto-text-indent="false"/>
      <style:text-properties style:font-name="Arial Unicode MS" fo:font-family="'Arial Unicode M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fo:text-indent="0in" style:auto-text-indent="false"/>
      <style:text-properties style:font-name="Arial Unicode MS" fo:font-family="'Arial Unicode MS'" style:font-family-generic="roman" fo:font-size="18pt" style:letter-kerning="true" style:font-size-asian="18pt"/>
    </style:style>
    <style:style style:name="turquise1" style:family="paragraph" style:parent-style-name="default" style:default-outline-level="">
      <style:paragraph-properties fo:margin-left="0in" fo:margin-right="0in" fo:margin-top="0in" fo:margin-bottom="0in" loext:contextual-spacing="false" fo:text-indent="0in" style:auto-text-indent="false"/>
      <style:text-properties style:font-name="Arial Unicode MS" fo:font-family="'Arial Unicode MS'" style:font-family-generic="roman" fo:font-size="18pt" style:letter-kerning="true" style:font-size-asian="18pt"/>
    </style:style>
    <style:style style:name="turquise2" style:family="paragraph" style:parent-style-name="default" style:default-outline-level="">
      <style:paragraph-properties fo:margin-left="0in" fo:margin-right="0in" fo:margin-top="0in" fo:margin-bottom="0in" loext:contextual-spacing="false" fo:text-indent="0in" style:auto-text-indent="false"/>
      <style:text-properties style:font-name="Arial Unicode MS" fo:font-family="'Arial Unicode MS'" style:font-family-generic="roman" fo:font-size="18pt" style:letter-kerning="true" style:font-size-asian="18pt"/>
    </style:style>
    <style:style style:name="turquise3" style:family="paragraph" style:parent-style-name="default" style:default-outline-level="">
      <style:paragraph-properties fo:margin-left="0in" fo:margin-right="0in" fo:margin-top="0in" fo:margin-bottom="0in" loext:contextual-spacing="false" fo:text-indent="0in" style:auto-text-indent="false"/>
      <style:text-properties style:font-name="Arial Unicode MS" fo:font-family="'Arial Unicode M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fo:text-indent="0in" style:auto-text-indent="false"/>
      <style:text-properties style:font-name="Arial Unicode MS" fo:font-family="'Arial Unicode M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fo:text-indent="0in" style:auto-text-indent="false"/>
      <style:text-properties style:font-name="Arial Unicode MS" fo:font-family="'Arial Unicode M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fo:text-indent="0in" style:auto-text-indent="false"/>
      <style:text-properties style:font-name="Arial Unicode MS" fo:font-family="'Arial Unicode M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fo:text-indent="0in" style:auto-text-indent="false"/>
      <style:text-properties style:font-name="Arial Unicode MS" fo:font-family="'Arial Unicode M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fo:text-indent="0in" style:auto-text-indent="false"/>
      <style:text-properties style:font-name="Arial Unicode MS" fo:font-family="'Arial Unicode M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fo:text-indent="0in" style:auto-text-indent="false"/>
      <style:text-properties style:font-name="Arial Unicode MS" fo:font-family="'Arial Unicode M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fo:text-indent="0in" style:auto-text-indent="false"/>
      <style:text-properties style:font-name="Arial Unicode MS" fo:font-family="'Arial Unicode M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fo:text-indent="0in" style:auto-text-indent="false"/>
      <style:text-properties style:font-name="Arial Unicode MS" fo:font-family="'Arial Unicode M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fo:text-indent="0in" style:auto-text-indent="false"/>
      <style:text-properties style:font-name="Arial Unicode MS" fo:font-family="'Arial Unicode M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fo:text-indent="0in" style:auto-text-indent="false"/>
      <style:text-properties style:font-name="Arial Unicode MS" fo:font-family="'Arial Unicode M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fo:text-indent="0in" style:auto-text-indent="false"/>
      <style:text-properties style:font-name="Arial Unicode MS" fo:font-family="'Arial Unicode M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fo:text-indent="0in" style:auto-text-indent="false"/>
      <style:text-properties style:font-name="Arial Unicode MS" fo:font-family="'Arial Unicode M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fo:text-indent="0in" style:auto-text-indent="false"/>
      <style:text-properties style:font-name="Arial Unicode MS" fo:font-family="'Arial Unicode M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fo:text-indent="0in" style:auto-text-indent="false"/>
      <style:text-properties style:font-name="Arial Unicode MS" fo:font-family="'Arial Unicode M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fo:text-indent="0in" style:auto-text-indent="false"/>
      <style:text-properties style:font-name="Arial Unicode MS" fo:font-family="'Arial Unicode M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fo:text-indent="0in" style:auto-text-indent="false"/>
      <style:text-properties style:font-name="Arial Unicode MS" fo:font-family="'Arial Unicode M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fo:text-indent="0in" style:auto-text-indent="false"/>
      <style:text-properties style:font-name="Arial Unicode MS" fo:font-family="'Arial Unicode M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fo:text-indent="0in" style:auto-text-indent="false"/>
      <style:text-properties style:font-name="Arial Unicode MS" fo:font-family="'Arial Unicode M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fo:text-indent="0in" style:auto-text-indent="false"/>
      <style:text-properties style:font-name="Arial Unicode MS" fo:font-family="'Arial Unicode M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fo:text-indent="0in" style:auto-text-indent="false"/>
      <style:text-properties style:font-name="Arial Unicode MS" fo:font-family="'Arial Unicode M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fo:text-indent="0in" style:auto-text-indent="false"/>
      <style:text-properties style:font-name="Arial Unicode MS" fo:font-family="'Arial Unicode MS'" style:font-family-generic="roman"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2" style:font-family-complex="Arial" style:font-family-generic-complex="system" style:font-pitch-complex="variable" style:font-size-complex="12pt"/>
    </style:style>
    <style:style style:name="Background"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2" style:font-family-complex="Arial" style:font-family-generic-complex="system" style:font-pitch-complex="variable" style:font-size-complex="12pt"/>
    </style:style>
    <style:style style:name="Notes" style:family="paragraph" style:default-outline-level="">
      <style:paragraph-properties fo:margin-left="0.2362in" fo:margin-right="0in" fo:orphans="2" fo:widows="2" fo:text-indent="-0.2362in" style:auto-text-indent="false" style:writing-mode="lr-tb"/>
      <style:text-properties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fo:orphans="2" fo:widows="2" style:writing-mode="lr-tb"/>
      <style:text-properties style:text-outline="false" style:text-line-through-style="none" style:text-line-through-type="none" style:font-name="Lohit Hindi" fo:font-family="'Lohit Hindi'" style:font-family-generic="roman"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Arial2" style:font-family-complex="Arial"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style:text-outline="false" style:text-line-through-style="none" style:text-line-through-typ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style:text-outline="false" style:text-line-through-style="none" style:text-line-through-typ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Eric </meta:initial-creator>
    <meta:creation-date>2014-02-18T14:26:45.912426823</meta:creation-date>
    <dc:date>2020-02-07T10:30:24.879429806</dc:date>
    <dc:creator>Eric Brelsford</dc:creator>
    <meta:editing-duration>PT2H7M46S</meta:editing-duration>
    <meta:editing-cycles>53</meta:editing-cycles>
    <meta:generator>LibreOffice/6.3.4.2$Linux_X86_64 LibreOffice_project/30$Build-2</meta:generator>
    <meta:document-statistic meta:table-count="0" meta:image-count="0" meta:object-count="0" meta:page-count="5" meta:paragraph-count="116" meta:word-count="907" meta:character-count="5811" meta:non-whitespace-character-count="4921"/>
  </office:meta>
</office:document-meta>
</file>